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017ff5" officeooo:paragraph-rsid="00017ff5" style:font-weight-asian="bold" style:font-weight-complex="bold"/>
    </style:style>
    <style:style style:name="P2" style:family="paragraph" style:parent-style-name="Standard" style:list-style-name="L1">
      <style:text-properties officeooo:rsid="00017ff5" officeooo:paragraph-rsid="00017ff5"/>
    </style:style>
    <style:style style:name="P3" style:family="paragraph" style:parent-style-name="Standard" style:list-style-name="L1"/>
    <style:style style:name="P4" style:family="paragraph" style:parent-style-name="Standard" style:list-style-name="L1">
      <style:text-properties officeooo:rsid="00046ecd" officeooo:paragraph-rsid="00046ecd"/>
    </style:style>
    <style:style style:name="P5" style:family="paragraph" style:parent-style-name="Standard" style:list-style-name="L1">
      <style:text-properties officeooo:rsid="0005b117" officeooo:paragraph-rsid="0005b117"/>
    </style:style>
    <style:style style:name="P6" style:family="paragraph" style:parent-style-name="Standard" style:list-style-name="L1">
      <style:text-properties officeooo:rsid="000953da" officeooo:paragraph-rsid="000953da"/>
    </style:style>
    <style:style style:name="P7" style:family="paragraph" style:parent-style-name="Standard" style:list-style-name="L1">
      <style:text-properties officeooo:rsid="000b04b5" officeooo:paragraph-rsid="000b04b5"/>
    </style:style>
    <style:style style:name="P8" style:family="paragraph" style:parent-style-name="Standard" style:list-style-name="L1">
      <style:text-properties officeooo:rsid="000ce282" officeooo:paragraph-rsid="000ce282"/>
    </style:style>
    <style:style style:name="P9" style:family="paragraph" style:parent-style-name="Standard" style:list-style-name="L1">
      <style:text-properties officeooo:rsid="000e2018" officeooo:paragraph-rsid="000e2018"/>
    </style:style>
    <style:style style:name="P10" style:family="paragraph" style:parent-style-name="Standard">
      <style:paragraph-properties fo:break-before="page"/>
      <style:text-properties fo:font-weight="bold" officeooo:rsid="00046ecd" officeooo:paragraph-rsid="00046ecd" style:font-weight-asian="bold" style:font-weight-complex="bold"/>
    </style:style>
    <style:style style:name="T1" style:family="text">
      <style:text-properties officeooo:rsid="00017ff5"/>
    </style:style>
    <style:style style:name="T2" style:family="text">
      <style:text-properties officeooo:rsid="00033e6f"/>
    </style:style>
    <style:style style:name="T3" style:family="text">
      <style:text-properties officeooo:rsid="00046ecd"/>
    </style:style>
    <style:style style:name="T4" style:family="text">
      <style:text-properties officeooo:rsid="0005b117"/>
    </style:style>
    <style:style style:name="T5" style:family="text">
      <style:text-properties officeooo:rsid="000953da"/>
    </style:style>
    <style:style style:name="T6" style:family="text">
      <style:text-properties officeooo:rsid="000b04b5"/>
    </style:style>
    <style:style style:name="T7" style:family="text">
      <style:text-properties officeooo:rsid="000ce282"/>
    </style:style>
    <style:style style:name="T8" style:family="text">
      <style:text-properties officeooo:rsid="000e2018"/>
    </style:style>
    <style:style style:name="T9" style:family="text">
      <style:text-properties fo:font-style="italic" style:font-style-asian="italic"/>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ST Research Outline</text:p>
      <text:list text:style-name="L1">
        <text:list-item>
          <text:p text:style-name="P2">NST History</text:p>
          <text:list>
            <text:list-item>
              <text:p text:style-name="P3"><text:span text:style-name="T1">Gatys Paper </text:span><text:span text:style-name="T2">(This is the paper NST was proposed in)</text:span><text:span text:style-name="T1"> </text:span><text:reference-mark-start text:name="ZOTERO_ITEM CSL_CITATION {&quot;citationID&quot;:&quot;JM3E6k06&quot;,&quot;properties&quot;:{&quot;formattedCitation&quot;:&quot;[1]&quot;,&quot;plainCitation&quot;:&quot;[1]&quot;,&quot;noteIndex&quot;:0},&quot;citationItems&quot;:[{&quot;id&quot;:2,&quot;uris&quot;:[&quot;http://zotero.org/users/local/FlXyRKaA/items/YZPPP4N9&quot;],&quot;itemData&quot;:{&quot;id&quot;:2,&quot;type&quot;:&quot;paper-conference&quot;,&quot;abstract&quot;:&quot;Rendering the semantic content of an image in different styles is a difﬁcult image processing task. Arguably, a major limiting factor for previous approaches has been the lack of image representations that explicitly represent semantic information and, thus, allow to separate image content from style. Here we use image representations derived from Convolutional Neural Networks optimised for object recognition, which make high level image information explicit. We introduce A Neural Algorithm of Artistic Style that can separate and recombine the image content and style of natural images. The algorithm allows us to produce new images of high perceptual quality that combine the content of an arbitrary photograph with the appearance of numerous wellknown artworks. Our results provide new insights into the deep image representations learned by Convolutional Neural Networks and demonstrate their potential for high level image synthesis and manipulation.&quot;,&quot;container-title&quot;:&quot;2016 IEEE Conference on Computer Vision and Pattern Recognition (CVPR)&quot;,&quot;DOI&quot;:&quot;10.1109/CVPR.2016.265&quot;,&quot;event-place&quot;:&quot;Las Vegas, NV, USA&quot;,&quot;event-title&quot;:&quot;2016 IEEE Conference on Computer Vision and Pattern Recognition (CVPR)&quot;,&quot;ISBN&quot;:&quot;978-1-4673-8851-1&quot;,&quot;language&quot;:&quot;en&quot;,&quot;page&quot;:&quot;2414-2423&quot;,&quot;publisher&quot;:&quot;IEEE&quot;,&quot;publisher-place&quot;:&quot;Las Vegas, NV, USA&quot;,&quot;source&quot;:&quot;DOI.org (Crossref)&quot;,&quot;title&quot;:&quot;Image Style Transfer Using Convolutional Neural Networks&quot;,&quot;URL&quot;:&quot;http://ieeexplore.ieee.org/document/7780634/&quot;,&quot;author&quot;:[{&quot;family&quot;:&quot;Gatys&quot;,&quot;given&quot;:&quot;Leon A.&quot;},{&quot;family&quot;:&quot;Ecker&quot;,&quot;given&quot;:&quot;Alexander S.&quot;},{&quot;family&quot;:&quot;Bethge&quot;,&quot;given&quot;:&quot;Matthias&quot;}],&quot;accessed&quot;:{&quot;date-parts&quot;:[[&quot;2025&quot;,8,6]]},&quot;issued&quot;:{&quot;date-parts&quot;:[[&quot;2016&quot;,6]]}}}],&quot;schema&quot;:&quot;https://github.com/citation-style-language/schema/raw/master/csl-citation.json&quot;} RNDOm88ReE3WD"/><text:span text:style-name="T1">[1]</text:span><text:reference-mark-end text:name="ZOTERO_ITEM CSL_CITATION {&quot;citationID&quot;:&quot;JM3E6k06&quot;,&quot;properties&quot;:{&quot;formattedCitation&quot;:&quot;[1]&quot;,&quot;plainCitation&quot;:&quot;[1]&quot;,&quot;noteIndex&quot;:0},&quot;citationItems&quot;:[{&quot;id&quot;:2,&quot;uris&quot;:[&quot;http://zotero.org/users/local/FlXyRKaA/items/YZPPP4N9&quot;],&quot;itemData&quot;:{&quot;id&quot;:2,&quot;type&quot;:&quot;paper-conference&quot;,&quot;abstract&quot;:&quot;Rendering the semantic content of an image in different styles is a difﬁcult image processing task. Arguably, a major limiting factor for previous approaches has been the lack of image representations that explicitly represent semantic information and, thus, allow to separate image content from style. Here we use image representations derived from Convolutional Neural Networks optimised for object recognition, which make high level image information explicit. We introduce A Neural Algorithm of Artistic Style that can separate and recombine the image content and style of natural images. The algorithm allows us to produce new images of high perceptual quality that combine the content of an arbitrary photograph with the appearance of numerous wellknown artworks. Our results provide new insights into the deep image representations learned by Convolutional Neural Networks and demonstrate their potential for high level image synthesis and manipulation.&quot;,&quot;container-title&quot;:&quot;2016 IEEE Conference on Computer Vision and Pattern Recognition (CVPR)&quot;,&quot;DOI&quot;:&quot;10.1109/CVPR.2016.265&quot;,&quot;event-place&quot;:&quot;Las Vegas, NV, USA&quot;,&quot;event-title&quot;:&quot;2016 IEEE Conference on Computer Vision and Pattern Recognition (CVPR)&quot;,&quot;ISBN&quot;:&quot;978-1-4673-8851-1&quot;,&quot;language&quot;:&quot;en&quot;,&quot;page&quot;:&quot;2414-2423&quot;,&quot;publisher&quot;:&quot;IEEE&quot;,&quot;publisher-place&quot;:&quot;Las Vegas, NV, USA&quot;,&quot;source&quot;:&quot;DOI.org (Crossref)&quot;,&quot;title&quot;:&quot;Image Style Transfer Using Convolutional Neural Networks&quot;,&quot;URL&quot;:&quot;http://ieeexplore.ieee.org/document/7780634/&quot;,&quot;author&quot;:[{&quot;family&quot;:&quot;Gatys&quot;,&quot;given&quot;:&quot;Leon A.&quot;},{&quot;family&quot;:&quot;Ecker&quot;,&quot;given&quot;:&quot;Alexander S.&quot;},{&quot;family&quot;:&quot;Bethge&quot;,&quot;given&quot;:&quot;Matthias&quot;}],&quot;accessed&quot;:{&quot;date-parts&quot;:[[&quot;2025&quot;,8,6]]},&quot;issued&quot;:{&quot;date-parts&quot;:[[&quot;2016&quot;,6]]}}}],&quot;schema&quot;:&quot;https://github.com/citation-style-language/schema/raw/master/csl-citation.json&quot;} RNDOm88ReE3WD"/></text:p>
            </text:list-item>
          </text:list>
        </text:list-item>
        <text:list-item>
          <text:p text:style-name="P2">Texture Synthesis <text:span text:style-name="T3">Earlier Works</text:span></text:p>
          <text:list>
            <text:list-item>
              <text:p text:style-name="P3"><text:span text:style-name="T2">Efros Non-Parametric(Early effort at texture synthesis, useful in image processing) </text:span><text:reference-mark-start text:name="ZOTERO_ITEM CSL_CITATION {&quot;citationID&quot;:&quot;LU5BoQ6B&quot;,&quot;properties&quot;:{&quot;formattedCitation&quot;:&quot;[2]&quot;,&quot;plainCitation&quot;:&quot;[2]&quot;,&quot;noteIndex&quot;:0},&quot;citationItems&quot;:[{&quot;id&quot;:62,&quot;uris&quot;:[&quot;http://zotero.org/users/local/FlXyRKaA/items/ELNMYTVZ&quot;],&quot;itemData&quot;:{&quot;id&quot;:62,&quot;type&quot;:&quot;paper-conference&quot;,&quot;abstract&quot;:&quot;A non-parametric method for texture synthesis is proposed. The texture synthesis process grows a new image outward from an initial seed, one pixel at a time. A Markov random field model is assumed, and the conditional distribution of a pixel given all its neighbors synthesized so far is estimated by querying the sample image and finding all similar neighborhoods. The degree of randomness is controlled by a single perceptually intuitive parameter. The method aims at preserving as much local structure as possible and produces good results for a wide variety of synthetic and real-world textures.&quot;,&quot;container-title&quot;:&quot;Proceedings of the Seventh IEEE International Conference on Computer Vision&quot;,&quot;DOI&quot;:&quot;10.1109/ICCV.1999.790383&quot;,&quot;event-title&quot;:&quot;the Seventh IEEE International Conference on Computer Vision&quot;,&quot;page&quot;:&quot;1033-1038 vol.2&quot;,&quot;source&quot;:&quot;IEEE Xplore&quot;,&quot;title&quot;:&quot;Texture synthesis by non-parametric sampling&quot;,&quot;URL&quot;:&quot;https://ieeexplore.ieee.org/document/790383/&quot;,&quot;volume&quot;:&quot;2&quot;,&quot;author&quot;:[{&quot;family&quot;:&quot;Efros&quot;,&quot;given&quot;:&quot;A.A.&quot;},{&quot;family&quot;:&quot;Leung&quot;,&quot;given&quot;:&quot;T.K.&quot;}],&quot;accessed&quot;:{&quot;date-parts&quot;:[[&quot;2025&quot;,8,25]]},&quot;issued&quot;:{&quot;date-parts&quot;:[[&quot;1999&quot;,9]]}}}],&quot;schema&quot;:&quot;https://github.com/citation-style-language/schema/raw/master/csl-citation.json&quot;} RNDD8VoZQ9Zjk"/><text:span text:style-name="T2">[2]</text:span><text:reference-mark-end text:name="ZOTERO_ITEM CSL_CITATION {&quot;citationID&quot;:&quot;LU5BoQ6B&quot;,&quot;properties&quot;:{&quot;formattedCitation&quot;:&quot;[2]&quot;,&quot;plainCitation&quot;:&quot;[2]&quot;,&quot;noteIndex&quot;:0},&quot;citationItems&quot;:[{&quot;id&quot;:62,&quot;uris&quot;:[&quot;http://zotero.org/users/local/FlXyRKaA/items/ELNMYTVZ&quot;],&quot;itemData&quot;:{&quot;id&quot;:62,&quot;type&quot;:&quot;paper-conference&quot;,&quot;abstract&quot;:&quot;A non-parametric method for texture synthesis is proposed. The texture synthesis process grows a new image outward from an initial seed, one pixel at a time. A Markov random field model is assumed, and the conditional distribution of a pixel given all its neighbors synthesized so far is estimated by querying the sample image and finding all similar neighborhoods. The degree of randomness is controlled by a single perceptually intuitive parameter. The method aims at preserving as much local structure as possible and produces good results for a wide variety of synthetic and real-world textures.&quot;,&quot;container-title&quot;:&quot;Proceedings of the Seventh IEEE International Conference on Computer Vision&quot;,&quot;DOI&quot;:&quot;10.1109/ICCV.1999.790383&quot;,&quot;event-title&quot;:&quot;the Seventh IEEE International Conference on Computer Vision&quot;,&quot;page&quot;:&quot;1033-1038 vol.2&quot;,&quot;source&quot;:&quot;IEEE Xplore&quot;,&quot;title&quot;:&quot;Texture synthesis by non-parametric sampling&quot;,&quot;URL&quot;:&quot;https://ieeexplore.ieee.org/document/790383/&quot;,&quot;volume&quot;:&quot;2&quot;,&quot;author&quot;:[{&quot;family&quot;:&quot;Efros&quot;,&quot;given&quot;:&quot;A.A.&quot;},{&quot;family&quot;:&quot;Leung&quot;,&quot;given&quot;:&quot;T.K.&quot;}],&quot;accessed&quot;:{&quot;date-parts&quot;:[[&quot;2025&quot;,8,25]]},&quot;issued&quot;:{&quot;date-parts&quot;:[[&quot;1999&quot;,9]]}}}],&quot;schema&quot;:&quot;https://github.com/citation-style-language/schema/raw/master/csl-citation.json&quot;} RNDD8VoZQ9Zjk"/></text:p>
            </text:list-item>
            <text:list-item>
              <text:p text:style-name="P3"><text:span text:style-name="T2">Efros Image Quilting(Early Style Transfer) </text:span><text:reference-mark-start text:name="ZOTERO_ITEM CSL_CITATION {&quot;citationID&quot;:&quot;7SGiB0rK&quot;,&quot;properties&quot;:{&quot;formattedCitation&quot;:&quot;[3]&quot;,&quot;plainCitation&quot;:&quot;[3]&quot;,&quot;noteIndex&quot;:0},&quot;citationItems&quot;:[{&quot;id&quot;:85,&quot;uris&quot;:[&quot;http://zotero.org/users/local/FlXyRKaA/items/PEA8HBM3&quot;],&quot;itemData&quot;:{&quot;id&quot;:85,&quot;type&quot;:&quot;paper-conference&quot;,&quot;abstract&quot;:&quot;We present a simple image-based method of generating novel visual appearance in which a new image is synthesized by stitching together small patches of existing images. We call this process image quilting. First, we use quilting as a fast and very simple texture synthesis algorithm which produces surprisingly good results for a wide range of textures. Second, we extend the algorithm to perform texture transfer — rendering an object with a texture taken from a different object. More generally, we demonstrate how an image can be re-rendered in the style of a different image. The method works directly on the images and does not require 3D information.&quot;,&quot;collection-title&quot;:&quot;SIGGRAPH '01&quot;,&quot;container-title&quot;:&quot;Proceedings of the 28th annual conference on Computer graphics and interactive techniques&quot;,&quot;DOI&quot;:&quot;10.1145/383259.383296&quot;,&quot;event-place&quot;:&quot;New York, NY, USA&quot;,&quot;ISBN&quot;:&quot;978-1-58113-374-5&quot;,&quot;page&quot;:&quot;341–346&quot;,&quot;publisher&quot;:&quot;Association for Computing Machinery&quot;,&quot;publisher-place&quot;:&quot;New York, NY, USA&quot;,&quot;source&quot;:&quot;ACM Digital Library&quot;,&quot;title&quot;:&quot;Image quilting for texture synthesis and transfer&quot;,&quot;URL&quot;:&quot;https://dl.acm.org/doi/10.1145/383259.383296&quot;,&quot;author&quot;:[{&quot;family&quot;:&quot;Efros&quot;,&quot;given&quot;:&quot;Alexei A.&quot;},{&quot;family&quot;:&quot;Freeman&quot;,&quot;given&quot;:&quot;William T.&quot;}],&quot;accessed&quot;:{&quot;date-parts&quot;:[[&quot;2025&quot;,8,28]]},&quot;issued&quot;:{&quot;date-parts&quot;:[[&quot;2001&quot;,8,1]]}}}],&quot;schema&quot;:&quot;https://github.com/citation-style-language/schema/raw/master/csl-citation.json&quot;} RNDlK9AzBrQZj"/><text:span text:style-name="T2">[3]</text:span><text:reference-mark-end text:name="ZOTERO_ITEM CSL_CITATION {&quot;citationID&quot;:&quot;7SGiB0rK&quot;,&quot;properties&quot;:{&quot;formattedCitation&quot;:&quot;[3]&quot;,&quot;plainCitation&quot;:&quot;[3]&quot;,&quot;noteIndex&quot;:0},&quot;citationItems&quot;:[{&quot;id&quot;:85,&quot;uris&quot;:[&quot;http://zotero.org/users/local/FlXyRKaA/items/PEA8HBM3&quot;],&quot;itemData&quot;:{&quot;id&quot;:85,&quot;type&quot;:&quot;paper-conference&quot;,&quot;abstract&quot;:&quot;We present a simple image-based method of generating novel visual appearance in which a new image is synthesized by stitching together small patches of existing images. We call this process image quilting. First, we use quilting as a fast and very simple texture synthesis algorithm which produces surprisingly good results for a wide range of textures. Second, we extend the algorithm to perform texture transfer — rendering an object with a texture taken from a different object. More generally, we demonstrate how an image can be re-rendered in the style of a different image. The method works directly on the images and does not require 3D information.&quot;,&quot;collection-title&quot;:&quot;SIGGRAPH '01&quot;,&quot;container-title&quot;:&quot;Proceedings of the 28th annual conference on Computer graphics and interactive techniques&quot;,&quot;DOI&quot;:&quot;10.1145/383259.383296&quot;,&quot;event-place&quot;:&quot;New York, NY, USA&quot;,&quot;ISBN&quot;:&quot;978-1-58113-374-5&quot;,&quot;page&quot;:&quot;341–346&quot;,&quot;publisher&quot;:&quot;Association for Computing Machinery&quot;,&quot;publisher-place&quot;:&quot;New York, NY, USA&quot;,&quot;source&quot;:&quot;ACM Digital Library&quot;,&quot;title&quot;:&quot;Image quilting for texture synthesis and transfer&quot;,&quot;URL&quot;:&quot;https://dl.acm.org/doi/10.1145/383259.383296&quot;,&quot;author&quot;:[{&quot;family&quot;:&quot;Efros&quot;,&quot;given&quot;:&quot;Alexei A.&quot;},{&quot;family&quot;:&quot;Freeman&quot;,&quot;given&quot;:&quot;William T.&quot;}],&quot;accessed&quot;:{&quot;date-parts&quot;:[[&quot;2025&quot;,8,28]]},&quot;issued&quot;:{&quot;date-parts&quot;:[[&quot;2001&quot;,8,1]]}}}],&quot;schema&quot;:&quot;https://github.com/citation-style-language/schema/raw/master/csl-citation.json&quot;} RNDlK9AzBrQZj"/></text:p>
            </text:list-item>
            <text:list-item>
              <text:p text:style-name="P3"><text:span text:style-name="T3">Wei Fast Texture (Markov Random Fields) </text:span><text:reference-mark-start text:name="ZOTERO_ITEM CSL_CITATION {&quot;citationID&quot;:&quot;TtE0H1zN&quot;,&quot;properties&quot;:{&quot;formattedCitation&quot;:&quot;[4]&quot;,&quot;plainCitation&quot;:&quot;[4]&quot;,&quot;noteIndex&quot;:0},&quot;citationItems&quot;:[{&quot;id&quot;:68,&quot;uris&quot;:[&quot;http://zotero.org/users/local/FlXyRKaA/items/E9ACNWXN&quot;],&quot;itemData&quot;:{&quot;id&quot;:68,&quot;type&quot;:&quot;paper-conference&quot;,&quot;abstract&quot;:&quot;Texture synthesis is important for many applications in computer graphics, vision, and image processing. However, it remains difﬁcult to design an algorithm that is both efﬁcient and capable of generating high quality results. In this paper, we present an efﬁcient algorithm for realistic texture synthesis. The algorithm is easy to use and requires only a sample texture as input. It generates textures with perceived quality equal to or better than those produced by previous techniques, but runs two orders of magnitude faster. This permits us to apply texture synthesis to problems where it has traditionally been considered impractical. In particular, we have applied it to constrained synthesis for image editing and temporal texture generation. Our algorithm is derived from Markov Random Field texture models and generates textures through a deterministic searching process. We accelerate this synthesis process using tree-structured vector quantization.&quot;,&quot;container-title&quot;:&quot;Proceedings of the 27th annual conference on Computer graphics and interactive techniques  - SIGGRAPH '00&quot;,&quot;DOI&quot;:&quot;10.1145/344779.345009&quot;,&quot;event-place&quot;:&quot;Not Known&quot;,&quot;event-title&quot;:&quot;the 27th annual conference&quot;,&quot;ISBN&quot;:&quot;978-1-58113-208-3&quot;,&quot;language&quot;:&quot;en&quot;,&quot;license&quot;:&quot;https://www.acm.org/publications/policies/copyright_policy#Background&quot;,&quot;page&quot;:&quot;479-488&quot;,&quot;publisher&quot;:&quot;ACM Press&quot;,&quot;publisher-place&quot;:&quot;Not Known&quot;,&quot;source&quot;:&quot;DOI.org (Crossref)&quot;,&quot;title&quot;:&quot;Fast texture synthesis using tree-structured vector quantization&quot;,&quot;URL&quot;:&quot;http://portal.acm.org/citation.cfm?doid=344779.345009&quot;,&quot;author&quot;:[{&quot;family&quot;:&quot;Wei&quot;,&quot;given&quot;:&quot;Li-Yi&quot;},{&quot;family&quot;:&quot;Levoy&quot;,&quot;given&quot;:&quot;Marc&quot;}],&quot;accessed&quot;:{&quot;date-parts&quot;:[[&quot;2025&quot;,8,25]]},&quot;issued&quot;:{&quot;date-parts&quot;:[[&quot;2000&quot;]]}}}],&quot;schema&quot;:&quot;https://github.com/citation-style-language/schema/raw/master/csl-citation.json&quot;} RND35sMyR2zr7"/><text:span text:style-name="T3">[4]</text:span><text:reference-mark-end text:name="ZOTERO_ITEM CSL_CITATION {&quot;citationID&quot;:&quot;TtE0H1zN&quot;,&quot;properties&quot;:{&quot;formattedCitation&quot;:&quot;[4]&quot;,&quot;plainCitation&quot;:&quot;[4]&quot;,&quot;noteIndex&quot;:0},&quot;citationItems&quot;:[{&quot;id&quot;:68,&quot;uris&quot;:[&quot;http://zotero.org/users/local/FlXyRKaA/items/E9ACNWXN&quot;],&quot;itemData&quot;:{&quot;id&quot;:68,&quot;type&quot;:&quot;paper-conference&quot;,&quot;abstract&quot;:&quot;Texture synthesis is important for many applications in computer graphics, vision, and image processing. However, it remains difﬁcult to design an algorithm that is both efﬁcient and capable of generating high quality results. In this paper, we present an efﬁcient algorithm for realistic texture synthesis. The algorithm is easy to use and requires only a sample texture as input. It generates textures with perceived quality equal to or better than those produced by previous techniques, but runs two orders of magnitude faster. This permits us to apply texture synthesis to problems where it has traditionally been considered impractical. In particular, we have applied it to constrained synthesis for image editing and temporal texture generation. Our algorithm is derived from Markov Random Field texture models and generates textures through a deterministic searching process. We accelerate this synthesis process using tree-structured vector quantization.&quot;,&quot;container-title&quot;:&quot;Proceedings of the 27th annual conference on Computer graphics and interactive techniques  - SIGGRAPH '00&quot;,&quot;DOI&quot;:&quot;10.1145/344779.345009&quot;,&quot;event-place&quot;:&quot;Not Known&quot;,&quot;event-title&quot;:&quot;the 27th annual conference&quot;,&quot;ISBN&quot;:&quot;978-1-58113-208-3&quot;,&quot;language&quot;:&quot;en&quot;,&quot;license&quot;:&quot;https://www.acm.org/publications/policies/copyright_policy#Background&quot;,&quot;page&quot;:&quot;479-488&quot;,&quot;publisher&quot;:&quot;ACM Press&quot;,&quot;publisher-place&quot;:&quot;Not Known&quot;,&quot;source&quot;:&quot;DOI.org (Crossref)&quot;,&quot;title&quot;:&quot;Fast texture synthesis using tree-structured vector quantization&quot;,&quot;URL&quot;:&quot;http://portal.acm.org/citation.cfm?doid=344779.345009&quot;,&quot;author&quot;:[{&quot;family&quot;:&quot;Wei&quot;,&quot;given&quot;:&quot;Li-Yi&quot;},{&quot;family&quot;:&quot;Levoy&quot;,&quot;given&quot;:&quot;Marc&quot;}],&quot;accessed&quot;:{&quot;date-parts&quot;:[[&quot;2025&quot;,8,25]]},&quot;issued&quot;:{&quot;date-parts&quot;:[[&quot;2000&quot;]]}}}],&quot;schema&quot;:&quot;https://github.com/citation-style-language/schema/raw/master/csl-citation.json&quot;} RND35sMyR2zr7"/></text:p>
            </text:list-item>
            <text:list-item>
              <text:p text:style-name="P3">Ashikhmin <text:span text:style-name="T3">Fast Texture (Another paper proposing style transfer) </text:span><text:reference-mark-start text:name="ZOTERO_ITEM CSL_CITATION {&quot;citationID&quot;:&quot;f4JD3fQo&quot;,&quot;properties&quot;:{&quot;formattedCitation&quot;:&quot;[5]&quot;,&quot;plainCitation&quot;:&quot;[5]&quot;,&quot;noteIndex&quot;:0},&quot;citationItems&quot;:[{&quot;id&quot;:3,&quot;uris&quot;:[&quot;http://zotero.org/users/local/FlXyRKaA/items/KGW4TS95&quot;],&quot;itemData&quot;:{&quot;id&quot;:3,&quot;type&quot;:&quot;article-journal&quot;,&quot;abstract&quot;:&quot;The article presents an algorithm for texture transfer between images that is up to several orders of magnitude faster than current state-of-the-art techniques. I demonstrate how the technique can leverage self-similarity of complex images to increase resolution of some types of images and to create novel, artistic looking images from photographs without any prior artistic source. Compared to other alternatives, methods based on texture transfer are global in the sense that the user need not deal with details such as defining and painting individual brush strokes. Texture transfer methods are also more general since they don't need to emulate any particular artistic style (line drawing, hatching, realistic oil painting, and so on). Not surprisingly, there is a price to pay for this generality - an algorithm designed for a specific artistic style will most likely produce results superior to those presented in the paper for that particular case.&quot;,&quot;container-title&quot;:&quot;IEEE Computer Graphics and Applications&quot;,&quot;DOI&quot;:&quot;10.1109/MCG.2003.1210863&quot;,&quot;ISSN&quot;:&quot;1558-1756&quot;,&quot;issue&quot;:&quot;4&quot;,&quot;page&quot;:&quot;38-43&quot;,&quot;source&quot;:&quot;IEEE Xplore&quot;,&quot;title&quot;:&quot;Fast texture transfer&quot;,&quot;volume&quot;:&quot;23&quot;,&quot;author&quot;:[{&quot;family&quot;:&quot;Ashikhmin&quot;,&quot;given&quot;:&quot;N.&quot;}],&quot;issued&quot;:{&quot;date-parts&quot;:[[&quot;2003&quot;,7]]}}}],&quot;schema&quot;:&quot;https://github.com/citation-style-language/schema/raw/master/csl-citation.json&quot;} RNDJbqVbXor5D"/><text:span text:style-name="T3">[5]</text:span><text:reference-mark-end text:name="ZOTERO_ITEM CSL_CITATION {&quot;citationID&quot;:&quot;f4JD3fQo&quot;,&quot;properties&quot;:{&quot;formattedCitation&quot;:&quot;[5]&quot;,&quot;plainCitation&quot;:&quot;[5]&quot;,&quot;noteIndex&quot;:0},&quot;citationItems&quot;:[{&quot;id&quot;:3,&quot;uris&quot;:[&quot;http://zotero.org/users/local/FlXyRKaA/items/KGW4TS95&quot;],&quot;itemData&quot;:{&quot;id&quot;:3,&quot;type&quot;:&quot;article-journal&quot;,&quot;abstract&quot;:&quot;The article presents an algorithm for texture transfer between images that is up to several orders of magnitude faster than current state-of-the-art techniques. I demonstrate how the technique can leverage self-similarity of complex images to increase resolution of some types of images and to create novel, artistic looking images from photographs without any prior artistic source. Compared to other alternatives, methods based on texture transfer are global in the sense that the user need not deal with details such as defining and painting individual brush strokes. Texture transfer methods are also more general since they don't need to emulate any particular artistic style (line drawing, hatching, realistic oil painting, and so on). Not surprisingly, there is a price to pay for this generality - an algorithm designed for a specific artistic style will most likely produce results superior to those presented in the paper for that particular case.&quot;,&quot;container-title&quot;:&quot;IEEE Computer Graphics and Applications&quot;,&quot;DOI&quot;:&quot;10.1109/MCG.2003.1210863&quot;,&quot;ISSN&quot;:&quot;1558-1756&quot;,&quot;issue&quot;:&quot;4&quot;,&quot;page&quot;:&quot;38-43&quot;,&quot;source&quot;:&quot;IEEE Xplore&quot;,&quot;title&quot;:&quot;Fast texture transfer&quot;,&quot;volume&quot;:&quot;23&quot;,&quot;author&quot;:[{&quot;family&quot;:&quot;Ashikhmin&quot;,&quot;given&quot;:&quot;N.&quot;}],&quot;issued&quot;:{&quot;date-parts&quot;:[[&quot;2003&quot;,7]]}}}],&quot;schema&quot;:&quot;https://github.com/citation-style-language/schema/raw/master/csl-citation.json&quot;} RNDJbqVbXor5D"/></text:p>
            </text:list-item>
          </text:list>
        </text:list-item>
        <text:list-item>
          <text:p text:style-name="P4">Later Works</text:p>
          <text:list>
            <text:list-item>
              <text:p text:style-name="P5">Texture Synthesis</text:p>
              <text:list>
                <text:list-item>
                  <text:p text:style-name="P3"><text:span text:style-name="T3">Gatys Texture Synthesis (Preliminary Work) </text:span><text:reference-mark-start text:name="ZOTERO_ITEM CSL_CITATION {&quot;citationID&quot;:&quot;d0b9l4p4&quot;,&quot;properties&quot;:{&quot;formattedCitation&quot;:&quot;[6]&quot;,&quot;plainCitation&quot;:&quot;[6]&quot;,&quot;noteIndex&quot;:0},&quot;citationItems&quot;:[{&quot;id&quot;:71,&quot;uris&quot;:[&quot;http://zotero.org/users/local/FlXyRKaA/items/ENAQAPWJ&quot;],&quot;itemData&quot;:{&quot;id&quot;:71,&quot;type&quot;:&quot;article-journal&quot;,&quot;abstract&quot;:&quot;Here we introduce a new model of natural textures based on the feature spaces of convolutional neural networks optimised for object recognition. Samples from the model are of high perceptual quality demonstrating the generative power of neural networks trained in a purely discriminative fashion. Within the model, textures are represented by the correlations between feature maps in several layers of the network. We show that across layers the texture representations increasingly capture the statistical properties of natural images while making object information more and more explicit. The model provides a new tool to generate stimuli for neuroscience and might offer insights into the deep representations learned by convolutional neural networks.&quot;,&quot;language&quot;:&quot;en&quot;,&quot;source&quot;:&quot;Zotero&quot;,&quot;title&quot;:&quot;Texture Synthesis Using Convolutional Neural Networks&quot;,&quot;author&quot;:[{&quot;family&quot;:&quot;Gatys&quot;,&quot;given&quot;:&quot;Leon&quot;},{&quot;family&quot;:&quot;Ecker&quot;,&quot;given&quot;:&quot;Alexander S&quot;},{&quot;family&quot;:&quot;Bethge&quot;,&quot;given&quot;:&quot;Matthias&quot;}]}}],&quot;schema&quot;:&quot;https://github.com/citation-style-language/schema/raw/master/csl-citation.json&quot;} RNDl301Cd5c6a"/><text:span text:style-name="T3">[6]</text:span><text:reference-mark-end text:name="ZOTERO_ITEM CSL_CITATION {&quot;citationID&quot;:&quot;d0b9l4p4&quot;,&quot;properties&quot;:{&quot;formattedCitation&quot;:&quot;[6]&quot;,&quot;plainCitation&quot;:&quot;[6]&quot;,&quot;noteIndex&quot;:0},&quot;citationItems&quot;:[{&quot;id&quot;:71,&quot;uris&quot;:[&quot;http://zotero.org/users/local/FlXyRKaA/items/ENAQAPWJ&quot;],&quot;itemData&quot;:{&quot;id&quot;:71,&quot;type&quot;:&quot;article-journal&quot;,&quot;abstract&quot;:&quot;Here we introduce a new model of natural textures based on the feature spaces of convolutional neural networks optimised for object recognition. Samples from the model are of high perceptual quality demonstrating the generative power of neural networks trained in a purely discriminative fashion. Within the model, textures are represented by the correlations between feature maps in several layers of the network. We show that across layers the texture representations increasingly capture the statistical properties of natural images while making object information more and more explicit. The model provides a new tool to generate stimuli for neuroscience and might offer insights into the deep representations learned by convolutional neural networks.&quot;,&quot;language&quot;:&quot;en&quot;,&quot;source&quot;:&quot;Zotero&quot;,&quot;title&quot;:&quot;Texture Synthesis Using Convolutional Neural Networks&quot;,&quot;author&quot;:[{&quot;family&quot;:&quot;Gatys&quot;,&quot;given&quot;:&quot;Leon&quot;},{&quot;family&quot;:&quot;Ecker&quot;,&quot;given&quot;:&quot;Alexander S&quot;},{&quot;family&quot;:&quot;Bethge&quot;,&quot;given&quot;:&quot;Matthias&quot;}]}}],&quot;schema&quot;:&quot;https://github.com/citation-style-language/schema/raw/master/csl-citation.json&quot;} RNDl301Cd5c6a"/></text:p>
                </text:list-item>
                <text:list-item>
                  <text:p text:style-name="P3"><text:span text:style-name="T3">Elad Style Transfer (A later technique created after NST) </text:span><text:reference-mark-start text:name="ZOTERO_ITEM CSL_CITATION {&quot;citationID&quot;:&quot;EBr4Uhdt&quot;,&quot;properties&quot;:{&quot;formattedCitation&quot;:&quot;[7]&quot;,&quot;plainCitation&quot;:&quot;[7]&quot;,&quot;noteIndex&quot;:0},&quot;citationItems&quot;:[{&quot;id&quot;:79,&quot;uris&quot;:[&quot;http://zotero.org/users/local/FlXyRKaA/items/HUPE6UHS&quot;],&quot;itemData&quot;:{&quot;id&quot;:79,&quot;type&quot;:&quot;article-journal&quot;,&quot;abstract&quot;:&quot;Style transfer is a process of migrating a style from a given image to the content of another, synthesizing a new image, which is an artistic mixture of the two. Recent work on this problem adopting convolutional neural-networks (CNN) ignited a renewed interest in this field, due to the very impressive results obtained. There exists an alternative path toward handling the style transfer task, via the generalization of texture synthesis algorithms. This approach has been proposed over the years, but its results are typically less impressive compared with the CNN ones. In this paper, we propose a novel style transfer algorithm that extends the texture synthesis work of Kwatra et al. (2005), while aiming to get stylized images that are closer in quality to the CNN ones. We modify Kwatra's algorithm in several key ways in order to achieve the desired transfer, with emphasis on a consistent way for keeping the content intact in selected regions, while producing hallucinated and rich style in others. The results obtained are visually pleasing and diverse, shown to be competitive with the recent CNN style transfer algorithms. The proposed algorithm is fast and flexible, being able to process any pair of content + style images.&quot;,&quot;container-title&quot;:&quot;IEEE Transactions on Image Processing&quot;,&quot;DOI&quot;:&quot;10.1109/TIP.2017.2678168&quot;,&quot;ISSN&quot;:&quot;1941-0042&quot;,&quot;issue&quot;:&quot;5&quot;,&quot;page&quot;:&quot;2338-2351&quot;,&quot;source&quot;:&quot;IEEE Xplore&quot;,&quot;title&quot;:&quot;Style Transfer Via Texture Synthesis&quot;,&quot;volume&quot;:&quot;26&quot;,&quot;author&quot;:[{&quot;family&quot;:&quot;Elad&quot;,&quot;given&quot;:&quot;Michael&quot;},{&quot;family&quot;:&quot;Milanfar&quot;,&quot;given&quot;:&quot;Peyman&quot;}],&quot;issued&quot;:{&quot;date-parts&quot;:[[&quot;2017&quot;,5]]}}}],&quot;schema&quot;:&quot;https://github.com/citation-style-language/schema/raw/master/csl-citation.json&quot;} RNDlJCs2P2FOm"/><text:span text:style-name="T3">[7]</text:span><text:reference-mark-end text:name="ZOTERO_ITEM CSL_CITATION {&quot;citationID&quot;:&quot;EBr4Uhdt&quot;,&quot;properties&quot;:{&quot;formattedCitation&quot;:&quot;[7]&quot;,&quot;plainCitation&quot;:&quot;[7]&quot;,&quot;noteIndex&quot;:0},&quot;citationItems&quot;:[{&quot;id&quot;:79,&quot;uris&quot;:[&quot;http://zotero.org/users/local/FlXyRKaA/items/HUPE6UHS&quot;],&quot;itemData&quot;:{&quot;id&quot;:79,&quot;type&quot;:&quot;article-journal&quot;,&quot;abstract&quot;:&quot;Style transfer is a process of migrating a style from a given image to the content of another, synthesizing a new image, which is an artistic mixture of the two. Recent work on this problem adopting convolutional neural-networks (CNN) ignited a renewed interest in this field, due to the very impressive results obtained. There exists an alternative path toward handling the style transfer task, via the generalization of texture synthesis algorithms. This approach has been proposed over the years, but its results are typically less impressive compared with the CNN ones. In this paper, we propose a novel style transfer algorithm that extends the texture synthesis work of Kwatra et al. (2005), while aiming to get stylized images that are closer in quality to the CNN ones. We modify Kwatra's algorithm in several key ways in order to achieve the desired transfer, with emphasis on a consistent way for keeping the content intact in selected regions, while producing hallucinated and rich style in others. The results obtained are visually pleasing and diverse, shown to be competitive with the recent CNN style transfer algorithms. The proposed algorithm is fast and flexible, being able to process any pair of content + style images.&quot;,&quot;container-title&quot;:&quot;IEEE Transactions on Image Processing&quot;,&quot;DOI&quot;:&quot;10.1109/TIP.2017.2678168&quot;,&quot;ISSN&quot;:&quot;1941-0042&quot;,&quot;issue&quot;:&quot;5&quot;,&quot;page&quot;:&quot;2338-2351&quot;,&quot;source&quot;:&quot;IEEE Xplore&quot;,&quot;title&quot;:&quot;Style Transfer Via Texture Synthesis&quot;,&quot;volume&quot;:&quot;26&quot;,&quot;author&quot;:[{&quot;family&quot;:&quot;Elad&quot;,&quot;given&quot;:&quot;Michael&quot;},{&quot;family&quot;:&quot;Milanfar&quot;,&quot;given&quot;:&quot;Peyman&quot;}],&quot;issued&quot;:{&quot;date-parts&quot;:[[&quot;2017&quot;,5]]}}}],&quot;schema&quot;:&quot;https://github.com/citation-style-language/schema/raw/master/csl-citation.json&quot;} RNDlJCs2P2FOm"/></text:p>
                </text:list-item>
                <text:list-item>
                  <text:p text:style-name="P3"><text:span text:style-name="T4">Ollivier Multispectral </text:span><text:reference-mark-start text:name="ZOTERO_ITEM CSL_CITATION {&quot;citationID&quot;:&quot;vuYtebVq&quot;,&quot;properties&quot;:{&quot;formattedCitation&quot;:&quot;[8]&quot;,&quot;plainCitation&quot;:&quot;[8]&quot;,&quot;noteIndex&quot;:0},&quot;citationItems&quot;:[{&quot;id&quot;:81,&quot;uris&quot;:[&quot;http://zotero.org/users/local/FlXyRKaA/items/3CUKTV8G&quot;],&quot;itemData&quot;:{&quot;id&quot;:81,&quot;type&quot;:&quot;article-journal&quot;,&quot;abstract&quot;:&quot;State-of-the-art red-green–blue (RGB) texture synthesis algorithms rely on style distances that are computed through statistics of deep features. These deep features are extracted by classification neural networks that have been trained on large datasets of RGB images. Extending such synthesis methods to multispectral images is not straightforward, since the pretrained networks are designed for and have been trained on RGB images. In this work, we propose two solutions to extend these methods to multispectral imaging (MSI). Neither of them requires additional training of the neural network from which the second-order neural statistics are extracted. The first one involves optimizing over batches of random triplets of spectral bands during training. The second one projects multispectral pixels onto a 3-D space. We further explore the benefit of a color transfer operation upstream of the projection to avoid the potentially abnormal color distributions induced by the projection. Our experiments compare the performances of the various methods through different metrics. We demonstrate that they can be used to perform exemplar-based texture synthesis, achieve good visual quality, and come close to state-of-the-art methods on RGB bands.&quot;,&quot;container-title&quot;:&quot;IEEE Transactions on Geoscience and Remote Sensing&quot;,&quot;DOI&quot;:&quot;10.1109/TGRS.2025.3554931&quot;,&quot;ISSN&quot;:&quot;1558-0644&quot;,&quot;page&quot;:&quot;1-14&quot;,&quot;source&quot;:&quot;IEEE Xplore&quot;,&quot;title&quot;:&quot;Multispectral Texture Synthesis Using RGB Convolutional Neural Networks&quot;,&quot;volume&quot;:&quot;63&quot;,&quot;author&quot;:[{&quot;family&quot;:&quot;Ollivier&quot;,&quot;given&quot;:&quot;Sélim&quot;},{&quot;family&quot;:&quot;Gousseau&quot;,&quot;given&quot;:&quot;Yann&quot;},{&quot;family&quot;:&quot;Lefebvre&quot;,&quot;given&quot;:&quot;Sidonie&quot;}],&quot;issued&quot;:{&quot;date-parts&quot;:[[&quot;2025&quot;]]}}}],&quot;schema&quot;:&quot;https://github.com/citation-style-language/schema/raw/master/csl-citation.json&quot;} RNDd0yUcSpK7R"/><text:span text:style-name="T4">[8]</text:span><text:reference-mark-end text:name="ZOTERO_ITEM CSL_CITATION {&quot;citationID&quot;:&quot;vuYtebVq&quot;,&quot;properties&quot;:{&quot;formattedCitation&quot;:&quot;[8]&quot;,&quot;plainCitation&quot;:&quot;[8]&quot;,&quot;noteIndex&quot;:0},&quot;citationItems&quot;:[{&quot;id&quot;:81,&quot;uris&quot;:[&quot;http://zotero.org/users/local/FlXyRKaA/items/3CUKTV8G&quot;],&quot;itemData&quot;:{&quot;id&quot;:81,&quot;type&quot;:&quot;article-journal&quot;,&quot;abstract&quot;:&quot;State-of-the-art red-green–blue (RGB) texture synthesis algorithms rely on style distances that are computed through statistics of deep features. These deep features are extracted by classification neural networks that have been trained on large datasets of RGB images. Extending such synthesis methods to multispectral images is not straightforward, since the pretrained networks are designed for and have been trained on RGB images. In this work, we propose two solutions to extend these methods to multispectral imaging (MSI). Neither of them requires additional training of the neural network from which the second-order neural statistics are extracted. The first one involves optimizing over batches of random triplets of spectral bands during training. The second one projects multispectral pixels onto a 3-D space. We further explore the benefit of a color transfer operation upstream of the projection to avoid the potentially abnormal color distributions induced by the projection. Our experiments compare the performances of the various methods through different metrics. We demonstrate that they can be used to perform exemplar-based texture synthesis, achieve good visual quality, and come close to state-of-the-art methods on RGB bands.&quot;,&quot;container-title&quot;:&quot;IEEE Transactions on Geoscience and Remote Sensing&quot;,&quot;DOI&quot;:&quot;10.1109/TGRS.2025.3554931&quot;,&quot;ISSN&quot;:&quot;1558-0644&quot;,&quot;page&quot;:&quot;1-14&quot;,&quot;source&quot;:&quot;IEEE Xplore&quot;,&quot;title&quot;:&quot;Multispectral Texture Synthesis Using RGB Convolutional Neural Networks&quot;,&quot;volume&quot;:&quot;63&quot;,&quot;author&quot;:[{&quot;family&quot;:&quot;Ollivier&quot;,&quot;given&quot;:&quot;Sélim&quot;},{&quot;family&quot;:&quot;Gousseau&quot;,&quot;given&quot;:&quot;Yann&quot;},{&quot;family&quot;:&quot;Lefebvre&quot;,&quot;given&quot;:&quot;Sidonie&quot;}],&quot;issued&quot;:{&quot;date-parts&quot;:[[&quot;2025&quot;]]}}}],&quot;schema&quot;:&quot;https://github.com/citation-style-language/schema/raw/master/csl-citation.json&quot;} RNDd0yUcSpK7R"/></text:p>
                </text:list-item>
              </text:list>
            </text:list-item>
            <text:list-item>
              <text:p text:style-name="P5">CNN Texture Identification</text:p>
              <text:list>
                <text:list-item>
                  <text:p text:style-name="P3"><text:span text:style-name="T4">Liu Deep Convolutional </text:span><text:reference-mark-start text:name="ZOTERO_ITEM CSL_CITATION {&quot;citationID&quot;:&quot;tiKtKqCq&quot;,&quot;properties&quot;:{&quot;formattedCitation&quot;:&quot;[9]&quot;,&quot;plainCitation&quot;:&quot;[9]&quot;,&quot;noteIndex&quot;:0},&quot;citationItems&quot;:[{&quot;id&quot;:77,&quot;uris&quot;:[&quot;http://zotero.org/users/local/FlXyRKaA/items/YJPTU26B&quot;],&quot;itemData&quot;:{&quot;id&quot;:77,&quot;type&quot;:&quot;article-journal&quot;,&quot;abstract&quot;:&quot;Regular textures are frequently found in man-made environments and some biological and physical images. There are a wide range of applications for recognizing and locating regular textures. In this work, we used deep convolutional neural networks (CNNs) as a general method for modelling and classifying regular and irregular textures. We created a new regular texture database and investigated two sets of deep CNNs-based methods for regular and irregular texture classification. First, the classic CNN models (e.g. inception, residual network, etc.) were used in a standard way. These two-class CNN classifiers were trained by fine-tuning networks using our new regular texture database. Next, we transformed the trained filter features of the last convolutional layer into a vector representation using Fisher Vector pooling (FV). Such representations can be efficiently used for a wide range of machine learning tasks such as classification or clustering, thus more transferable from one domain to another. Our experiments show that the standard CNNs attained sufficient accuracy for regular texture recognition tasks. The Fisher representations combined with support vector machine (SVM) also showed high performance for regular and irregular texture classification. We also find CNNs performs sub-optimally for long-range patterns, despite the fact that their fully-connected layers pool local features into a global image representation.&quot;,&quot;container-title&quot;:&quot;PeerJ Computer Science&quot;,&quot;DOI&quot;:&quot;10.7717/peerj-cs.869&quot;,&quot;language&quot;:&quot;English&quot;,&quot;license&quot;:&quot;© 2022 Liu et al. This is an open access article distributed under the terms of the Creative Commons Attribution License: https://creativecommons.org/licenses/by/4.0/ (the “License”), which permits unrestricted use, distribution, reproduction and adaptation in any medium and for any purpose provided that it is properly attributed. For attribution, the original author(s), title, publication source (PeerJ Computer Science) and either DOI or URL of the article must be cited. Notwithstanding the ProQuest Terms and Conditions, you may use this content in accordance with the terms of the License.&quot;,&quot;note&quot;:&quot;publisher-place: San Diego, United States\npublisher: PeerJ, Inc.&quot;,&quot;source&quot;:&quot;ProQuest&quot;,&quot;title&quot;:&quot;Deep convolutional neural networks for regular texture recognition&quot;,&quot;URL&quot;:&quot;https://www.proquest.com/docview/2627001155/abstract/2AAC6008839A4F2BPQ/1&quot;,&quot;author&quot;:[{&quot;family&quot;:&quot;Liu&quot;,&quot;given&quot;:&quot;Ni&quot;},{&quot;family&quot;:&quot;Rogers&quot;,&quot;given&quot;:&quot;Mitchell&quot;},{&quot;family&quot;:&quot;Cui&quot;,&quot;given&quot;:&quot;Hua&quot;},{&quot;family&quot;:&quot;Liu&quot;,&quot;given&quot;:&quot;Weiyu&quot;},{&quot;family&quot;:&quot;Li&quot;,&quot;given&quot;:&quot;Xizhi&quot;},{&quot;family&quot;:&quot;Delmas&quot;,&quot;given&quot;:&quot;Patrice&quot;}],&quot;accessed&quot;:{&quot;date-parts&quot;:[[&quot;2025&quot;,8,26]]},&quot;issued&quot;:{&quot;date-parts&quot;:[[&quot;2022&quot;,2,9]]}}}],&quot;schema&quot;:&quot;https://github.com/citation-style-language/schema/raw/master/csl-citation.json&quot;} RND9sJoK0UpE3"/><text:span text:style-name="T4">[9]</text:span><text:reference-mark-end text:name="ZOTERO_ITEM CSL_CITATION {&quot;citationID&quot;:&quot;tiKtKqCq&quot;,&quot;properties&quot;:{&quot;formattedCitation&quot;:&quot;[9]&quot;,&quot;plainCitation&quot;:&quot;[9]&quot;,&quot;noteIndex&quot;:0},&quot;citationItems&quot;:[{&quot;id&quot;:77,&quot;uris&quot;:[&quot;http://zotero.org/users/local/FlXyRKaA/items/YJPTU26B&quot;],&quot;itemData&quot;:{&quot;id&quot;:77,&quot;type&quot;:&quot;article-journal&quot;,&quot;abstract&quot;:&quot;Regular textures are frequently found in man-made environments and some biological and physical images. There are a wide range of applications for recognizing and locating regular textures. In this work, we used deep convolutional neural networks (CNNs) as a general method for modelling and classifying regular and irregular textures. We created a new regular texture database and investigated two sets of deep CNNs-based methods for regular and irregular texture classification. First, the classic CNN models (e.g. inception, residual network, etc.) were used in a standard way. These two-class CNN classifiers were trained by fine-tuning networks using our new regular texture database. Next, we transformed the trained filter features of the last convolutional layer into a vector representation using Fisher Vector pooling (FV). Such representations can be efficiently used for a wide range of machine learning tasks such as classification or clustering, thus more transferable from one domain to another. Our experiments show that the standard CNNs attained sufficient accuracy for regular texture recognition tasks. The Fisher representations combined with support vector machine (SVM) also showed high performance for regular and irregular texture classification. We also find CNNs performs sub-optimally for long-range patterns, despite the fact that their fully-connected layers pool local features into a global image representation.&quot;,&quot;container-title&quot;:&quot;PeerJ Computer Science&quot;,&quot;DOI&quot;:&quot;10.7717/peerj-cs.869&quot;,&quot;language&quot;:&quot;English&quot;,&quot;license&quot;:&quot;© 2022 Liu et al. This is an open access article distributed under the terms of the Creative Commons Attribution License: https://creativecommons.org/licenses/by/4.0/ (the “License”), which permits unrestricted use, distribution, reproduction and adaptation in any medium and for any purpose provided that it is properly attributed. For attribution, the original author(s), title, publication source (PeerJ Computer Science) and either DOI or URL of the article must be cited. Notwithstanding the ProQuest Terms and Conditions, you may use this content in accordance with the terms of the License.&quot;,&quot;note&quot;:&quot;publisher-place: San Diego, United States\npublisher: PeerJ, Inc.&quot;,&quot;source&quot;:&quot;ProQuest&quot;,&quot;title&quot;:&quot;Deep convolutional neural networks for regular texture recognition&quot;,&quot;URL&quot;:&quot;https://www.proquest.com/docview/2627001155/abstract/2AAC6008839A4F2BPQ/1&quot;,&quot;author&quot;:[{&quot;family&quot;:&quot;Liu&quot;,&quot;given&quot;:&quot;Ni&quot;},{&quot;family&quot;:&quot;Rogers&quot;,&quot;given&quot;:&quot;Mitchell&quot;},{&quot;family&quot;:&quot;Cui&quot;,&quot;given&quot;:&quot;Hua&quot;},{&quot;family&quot;:&quot;Liu&quot;,&quot;given&quot;:&quot;Weiyu&quot;},{&quot;family&quot;:&quot;Li&quot;,&quot;given&quot;:&quot;Xizhi&quot;},{&quot;family&quot;:&quot;Delmas&quot;,&quot;given&quot;:&quot;Patrice&quot;}],&quot;accessed&quot;:{&quot;date-parts&quot;:[[&quot;2025&quot;,8,26]]},&quot;issued&quot;:{&quot;date-parts&quot;:[[&quot;2022&quot;,2,9]]}}}],&quot;schema&quot;:&quot;https://github.com/citation-style-language/schema/raw/master/csl-citation.json&quot;} RND9sJoK0UpE3"/></text:p>
                </text:list-item>
                <text:list-item>
                  <text:p text:style-name="P3"><text:span text:style-name="T4">Wei Multi-scale </text:span><text:reference-mark-start text:name="ZOTERO_ITEM CSL_CITATION {&quot;citationID&quot;:&quot;d3m2N3KQ&quot;,&quot;properties&quot;:{&quot;formattedCitation&quot;:&quot;[10]&quot;,&quot;plainCitation&quot;:&quot;[10]&quot;,&quot;noteIndex&quot;:0},&quot;citationItems&quot;:[{&quot;id&quot;:74,&quot;uris&quot;:[&quot;http://zotero.org/users/local/FlXyRKaA/items/H8XE4CL8&quot;],&quot;itemData&quot;:{&quot;id&quot;:74,&quot;type&quot;:&quot;article-journal&quot;,&quot;abstract&quot;:&quot;Texture is of great significance for humans and robots to recognize the surface features of objects. In the field of texture recognition, methods based on spatial information have been widely applied. However, in the case of fine texture recognition, the methods only using spatial features for texture recognition may ignore the features of small texture and result in poor recognition accuracy. In this paper, a Multi-Scale Convolutional Neural Network (MS-CNN) is proposed to recognize millimetric fine textures. MS-CNN has three paths to extract features of different time scales from different numbers of continuous pressure images. The three paths have the same backbone network structure, but the number of convolution cores of the convolution layer in the backbone network of adjacent paths is doubled. After the convolution layer, we add SE-Net to automatically obtain the importance of each feature channel through learning, and then improve the useful features to further improve the accuracy. Finally, the output of all paths is averaged, and the classification vector is calculated through the final full connection layer. To validate MS-CNN, data sets containing 9 kinds of millimetric fine textures are obtained by flexible tactile sensors. The pressure image is transformed into one-dimensional vectors and these vectors are arranged into a sample in time order as the input of MS-CNN. In addition, the attention mechanism module is applied to MS-CNN to train the weight of each convolution channel and increase the proportion of useful features in the network. Ablation experiments prove that our modification is effective and our method achieves an accuracy of 81.83% for 9 fine textures. Compared with traditional recognition methods, our method achieves better recognition performance.&quot;,&quot;container-title&quot;:&quot;Displays&quot;,&quot;DOI&quot;:&quot;10.1016/j.displa.2022.102324&quot;,&quot;ISSN&quot;:&quot;0141-9382&quot;,&quot;journalAbbreviation&quot;:&quot;Displays&quot;,&quot;page&quot;:&quot;102324&quot;,&quot;source&quot;:&quot;ScienceDirect&quot;,&quot;title&quot;:&quot;Multi-scale convolutional neural network for texture recognition&quot;,&quot;volume&quot;:&quot;75&quot;,&quot;author&quot;:[{&quot;family&quot;:&quot;Wei&quot;,&quot;given&quot;:&quot;Xile&quot;},{&quot;family&quot;:&quot;Hu&quot;,&quot;given&quot;:&quot;Benyong&quot;},{&quot;family&quot;:&quot;Gao&quot;,&quot;given&quot;:&quot;Tianshi&quot;},{&quot;family&quot;:&quot;Wang&quot;,&quot;given&quot;:&quot;Jiang&quot;},{&quot;family&quot;:&quot;Deng&quot;,&quot;given&quot;:&quot;Bin&quot;}],&quot;issued&quot;:{&quot;date-parts&quot;:[[&quot;2022&quot;,12,1]]}}}],&quot;schema&quot;:&quot;https://github.com/citation-style-language/schema/raw/master/csl-citation.json&quot;} RNDcQoiPZFmLc"/><text:span text:style-name="T4">[10]</text:span><text:reference-mark-end text:name="ZOTERO_ITEM CSL_CITATION {&quot;citationID&quot;:&quot;d3m2N3KQ&quot;,&quot;properties&quot;:{&quot;formattedCitation&quot;:&quot;[10]&quot;,&quot;plainCitation&quot;:&quot;[10]&quot;,&quot;noteIndex&quot;:0},&quot;citationItems&quot;:[{&quot;id&quot;:74,&quot;uris&quot;:[&quot;http://zotero.org/users/local/FlXyRKaA/items/H8XE4CL8&quot;],&quot;itemData&quot;:{&quot;id&quot;:74,&quot;type&quot;:&quot;article-journal&quot;,&quot;abstract&quot;:&quot;Texture is of great significance for humans and robots to recognize the surface features of objects. In the field of texture recognition, methods based on spatial information have been widely applied. However, in the case of fine texture recognition, the methods only using spatial features for texture recognition may ignore the features of small texture and result in poor recognition accuracy. In this paper, a Multi-Scale Convolutional Neural Network (MS-CNN) is proposed to recognize millimetric fine textures. MS-CNN has three paths to extract features of different time scales from different numbers of continuous pressure images. The three paths have the same backbone network structure, but the number of convolution cores of the convolution layer in the backbone network of adjacent paths is doubled. After the convolution layer, we add SE-Net to automatically obtain the importance of each feature channel through learning, and then improve the useful features to further improve the accuracy. Finally, the output of all paths is averaged, and the classification vector is calculated through the final full connection layer. To validate MS-CNN, data sets containing 9 kinds of millimetric fine textures are obtained by flexible tactile sensors. The pressure image is transformed into one-dimensional vectors and these vectors are arranged into a sample in time order as the input of MS-CNN. In addition, the attention mechanism module is applied to MS-CNN to train the weight of each convolution channel and increase the proportion of useful features in the network. Ablation experiments prove that our modification is effective and our method achieves an accuracy of 81.83% for 9 fine textures. Compared with traditional recognition methods, our method achieves better recognition performance.&quot;,&quot;container-title&quot;:&quot;Displays&quot;,&quot;DOI&quot;:&quot;10.1016/j.displa.2022.102324&quot;,&quot;ISSN&quot;:&quot;0141-9382&quot;,&quot;journalAbbreviation&quot;:&quot;Displays&quot;,&quot;page&quot;:&quot;102324&quot;,&quot;source&quot;:&quot;ScienceDirect&quot;,&quot;title&quot;:&quot;Multi-scale convolutional neural network for texture recognition&quot;,&quot;volume&quot;:&quot;75&quot;,&quot;author&quot;:[{&quot;family&quot;:&quot;Wei&quot;,&quot;given&quot;:&quot;Xile&quot;},{&quot;family&quot;:&quot;Hu&quot;,&quot;given&quot;:&quot;Benyong&quot;},{&quot;family&quot;:&quot;Gao&quot;,&quot;given&quot;:&quot;Tianshi&quot;},{&quot;family&quot;:&quot;Wang&quot;,&quot;given&quot;:&quot;Jiang&quot;},{&quot;family&quot;:&quot;Deng&quot;,&quot;given&quot;:&quot;Bin&quot;}],&quot;issued&quot;:{&quot;date-parts&quot;:[[&quot;2022&quot;,12,1]]}}}],&quot;schema&quot;:&quot;https://github.com/citation-style-language/schema/raw/master/csl-citation.json&quot;} RNDcQoiPZFmLc"/></text:p>
                </text:list-item>
              </text:list>
            </text:list-item>
          </text:list>
        </text:list-item>
        <text:list-item>
          <text:p text:style-name="P6">Networks</text:p>
          <text:list>
            <text:list-item>
              <text:p text:style-name="P3"><text:span text:style-name="T5">DenseNet </text:span><text:reference-mark-start text:name="ZOTERO_ITEM CSL_CITATION {&quot;citationID&quot;:&quot;dYq1HDIb&quot;,&quot;properties&quot;:{&quot;formattedCitation&quot;:&quot;[11]&quot;,&quot;plainCitation&quot;:&quot;[11]&quot;,&quot;noteIndex&quot;:0},&quot;citationItems&quot;:[{&quot;id&quot;:39,&quot;uris&quot;:[&quot;http://zotero.org/users/local/FlXyRKaA/items/NJKYRLDA&quot;],&quot;itemData&quot;:{&quot;id&quot;:39,&quot;type&quot;:&quot;article&quot;,&quot;abstract&quot;:&quot;Recent work has shown that convolutional networks can be substantially deeper, more accurate, and efficient to train if they contain shorter connections between layers close to the input and those close to the output. In this paper, we embrace this observation and introduce the Dense Convolutional Network (DenseNet), which connects each layer to every other layer in a feed-forward fashion. Whereas traditional convolutional networks with L layers have L connections - one between each layer and its subsequent layer - our network has L(L+1)/2 direct connections. For each layer, the feature-maps of all preceding layers are used as inputs, and its own feature-maps are used as inputs into all subsequent layers. DenseNets have several compelling advantages: they alleviate the vanishing-gradient problem, strengthen feature propagation, encourage feature reuse, and substantially reduce the number of parameters. We evaluate our proposed architecture on four highly competitive object recognition benchmark tasks (CIFAR-10, CIFAR-100, SVHN, and ImageNet). DenseNets obtain significant improvements over the state-of-the-art on most of them, whilst requiring less computation to achieve high performance. Code and pre-trained models are available at https://github.com/liuzhuang13/DenseNet .&quot;,&quot;DOI&quot;:&quot;10.48550/arXiv.1608.06993&quot;,&quot;language&quot;:&quot;en&quot;,&quot;note&quot;:&quot;arXiv:1608.06993 [cs]&quot;,&quot;number&quot;:&quot;arXiv:1608.06993&quot;,&quot;publisher&quot;:&quot;arXiv&quot;,&quot;source&quot;:&quot;arXiv.org&quot;,&quot;title&quot;:&quot;Densely Connected Convolutional Networks&quot;,&quot;URL&quot;:&quot;http://arxiv.org/abs/1608.06993&quot;,&quot;author&quot;:[{&quot;family&quot;:&quot;Huang&quot;,&quot;given&quot;:&quot;Gao&quot;},{&quot;family&quot;:&quot;Liu&quot;,&quot;given&quot;:&quot;Zhuang&quot;},{&quot;family&quot;:&quot;Maaten&quot;,&quot;given&quot;:&quot;Laurens&quot;,&quot;dropping-particle&quot;:&quot;van der&quot;},{&quot;family&quot;:&quot;Weinberger&quot;,&quot;given&quot;:&quot;Kilian Q.&quot;}],&quot;accessed&quot;:{&quot;date-parts&quot;:[[&quot;2025&quot;,8,13]]},&quot;issued&quot;:{&quot;date-parts&quot;:[[&quot;2018&quot;,1,28]]}}}],&quot;schema&quot;:&quot;https://github.com/citation-style-language/schema/raw/master/csl-citation.json&quot;} RND557uON1ZfT"/><text:span text:style-name="T5">[11]</text:span><text:reference-mark-end text:name="ZOTERO_ITEM CSL_CITATION {&quot;citationID&quot;:&quot;dYq1HDIb&quot;,&quot;properties&quot;:{&quot;formattedCitation&quot;:&quot;[11]&quot;,&quot;plainCitation&quot;:&quot;[11]&quot;,&quot;noteIndex&quot;:0},&quot;citationItems&quot;:[{&quot;id&quot;:39,&quot;uris&quot;:[&quot;http://zotero.org/users/local/FlXyRKaA/items/NJKYRLDA&quot;],&quot;itemData&quot;:{&quot;id&quot;:39,&quot;type&quot;:&quot;article&quot;,&quot;abstract&quot;:&quot;Recent work has shown that convolutional networks can be substantially deeper, more accurate, and efficient to train if they contain shorter connections between layers close to the input and those close to the output. In this paper, we embrace this observation and introduce the Dense Convolutional Network (DenseNet), which connects each layer to every other layer in a feed-forward fashion. Whereas traditional convolutional networks with L layers have L connections - one between each layer and its subsequent layer - our network has L(L+1)/2 direct connections. For each layer, the feature-maps of all preceding layers are used as inputs, and its own feature-maps are used as inputs into all subsequent layers. DenseNets have several compelling advantages: they alleviate the vanishing-gradient problem, strengthen feature propagation, encourage feature reuse, and substantially reduce the number of parameters. We evaluate our proposed architecture on four highly competitive object recognition benchmark tasks (CIFAR-10, CIFAR-100, SVHN, and ImageNet). DenseNets obtain significant improvements over the state-of-the-art on most of them, whilst requiring less computation to achieve high performance. Code and pre-trained models are available at https://github.com/liuzhuang13/DenseNet .&quot;,&quot;DOI&quot;:&quot;10.48550/arXiv.1608.06993&quot;,&quot;language&quot;:&quot;en&quot;,&quot;note&quot;:&quot;arXiv:1608.06993 [cs]&quot;,&quot;number&quot;:&quot;arXiv:1608.06993&quot;,&quot;publisher&quot;:&quot;arXiv&quot;,&quot;source&quot;:&quot;arXiv.org&quot;,&quot;title&quot;:&quot;Densely Connected Convolutional Networks&quot;,&quot;URL&quot;:&quot;http://arxiv.org/abs/1608.06993&quot;,&quot;author&quot;:[{&quot;family&quot;:&quot;Huang&quot;,&quot;given&quot;:&quot;Gao&quot;},{&quot;family&quot;:&quot;Liu&quot;,&quot;given&quot;:&quot;Zhuang&quot;},{&quot;family&quot;:&quot;Maaten&quot;,&quot;given&quot;:&quot;Laurens&quot;,&quot;dropping-particle&quot;:&quot;van der&quot;},{&quot;family&quot;:&quot;Weinberger&quot;,&quot;given&quot;:&quot;Kilian Q.&quot;}],&quot;accessed&quot;:{&quot;date-parts&quot;:[[&quot;2025&quot;,8,13]]},&quot;issued&quot;:{&quot;date-parts&quot;:[[&quot;2018&quot;,1,28]]}}}],&quot;schema&quot;:&quot;https://github.com/citation-style-language/schema/raw/master/csl-citation.json&quot;} RND557uON1ZfT"/></text:p>
            </text:list-item>
            <text:list-item>
              <text:p text:style-name="P3"><text:span text:style-name="T5">GoogLeNet </text:span><text:reference-mark-start text:name="ZOTERO_ITEM CSL_CITATION {&quot;citationID&quot;:&quot;6OrLjvOW&quot;,&quot;properties&quot;:{&quot;formattedCitation&quot;:&quot;[12]&quot;,&quot;plainCitation&quot;:&quot;[12]&quot;,&quot;noteIndex&quot;:0},&quot;citationItems&quot;:[{&quot;id&quot;:48,&quot;uris&quot;:[&quot;http://zotero.org/users/local/FlXyRKaA/items/DE872BNU&quot;],&quot;itemData&quot;:{&quot;id&quot;:48,&quot;type&quot;:&quot;paper-conference&quot;,&quot;abstract&quot;:&quot;We propose a deep convolutional neural network architecture codenamed Inception that achieves the new state of the art for classification and detection in the ImageNet Large-Scale Visual Recognition Challenge 2014 (ILSVRC14). The main hallmark of this architecture is the improved utilization of the computing resources inside the network. By a carefully crafted design, we increased the depth and width of the network while keeping the computational budget constant. To optimize quality, the architectural decisions were based on the Hebbian principle and the intuition of multi-scale processing. One particular incarnation used in our submission for ILSVRC14 is called GoogLeNet, a 22 layers deep network, the quality of which is assessed in the context of classification and detection.&quot;,&quot;container-title&quot;:&quot;2015 IEEE Conference on Computer Vision and Pattern Recognition (CVPR)&quot;,&quot;DOI&quot;:&quot;10.1109/CVPR.2015.7298594&quot;,&quot;event-title&quot;:&quot;2015 IEEE Conference on Computer Vision and Pattern Recognition (CVPR)&quot;,&quot;note&quot;:&quot;ISSN: 1063-6919&quot;,&quot;page&quot;:&quot;1-9&quot;,&quot;source&quot;:&quot;IEEE Xplore&quot;,&quot;title&quot;:&quot;Going deeper with convolutions&quot;,&quot;URL&quot;:&quot;https://ieeexplore.ieee.org/document/7298594/&quot;,&quot;author&quot;:[{&quot;family&quot;:&quot;Szegedy&quot;,&quot;given&quot;:&quot;Christian&quot;},{&quot;family&quot;:&quot;Liu&quot;,&quot;given&quot;:&quot;Wei&quot;},{&quot;family&quot;:&quot;Jia&quot;,&quot;given&quot;:&quot;Yangqing&quot;},{&quot;family&quot;:&quot;Sermanet&quot;,&quot;given&quot;:&quot;Pierre&quot;},{&quot;family&quot;:&quot;Reed&quot;,&quot;given&quot;:&quot;Scott&quot;},{&quot;family&quot;:&quot;Anguelov&quot;,&quot;given&quot;:&quot;Dragomir&quot;},{&quot;family&quot;:&quot;Erhan&quot;,&quot;given&quot;:&quot;Dumitru&quot;},{&quot;family&quot;:&quot;Vanhoucke&quot;,&quot;given&quot;:&quot;Vincent&quot;},{&quot;family&quot;:&quot;Rabinovich&quot;,&quot;given&quot;:&quot;Andrew&quot;}],&quot;accessed&quot;:{&quot;date-parts&quot;:[[&quot;2025&quot;,8,13]]},&quot;issued&quot;:{&quot;date-parts&quot;:[[&quot;2015&quot;,6]]}}}],&quot;schema&quot;:&quot;https://github.com/citation-style-language/schema/raw/master/csl-citation.json&quot;} RNDjKMxWp7XfO"/><text:span text:style-name="T5">[12]</text:span><text:reference-mark-end text:name="ZOTERO_ITEM CSL_CITATION {&quot;citationID&quot;:&quot;6OrLjvOW&quot;,&quot;properties&quot;:{&quot;formattedCitation&quot;:&quot;[12]&quot;,&quot;plainCitation&quot;:&quot;[12]&quot;,&quot;noteIndex&quot;:0},&quot;citationItems&quot;:[{&quot;id&quot;:48,&quot;uris&quot;:[&quot;http://zotero.org/users/local/FlXyRKaA/items/DE872BNU&quot;],&quot;itemData&quot;:{&quot;id&quot;:48,&quot;type&quot;:&quot;paper-conference&quot;,&quot;abstract&quot;:&quot;We propose a deep convolutional neural network architecture codenamed Inception that achieves the new state of the art for classification and detection in the ImageNet Large-Scale Visual Recognition Challenge 2014 (ILSVRC14). The main hallmark of this architecture is the improved utilization of the computing resources inside the network. By a carefully crafted design, we increased the depth and width of the network while keeping the computational budget constant. To optimize quality, the architectural decisions were based on the Hebbian principle and the intuition of multi-scale processing. One particular incarnation used in our submission for ILSVRC14 is called GoogLeNet, a 22 layers deep network, the quality of which is assessed in the context of classification and detection.&quot;,&quot;container-title&quot;:&quot;2015 IEEE Conference on Computer Vision and Pattern Recognition (CVPR)&quot;,&quot;DOI&quot;:&quot;10.1109/CVPR.2015.7298594&quot;,&quot;event-title&quot;:&quot;2015 IEEE Conference on Computer Vision and Pattern Recognition (CVPR)&quot;,&quot;note&quot;:&quot;ISSN: 1063-6919&quot;,&quot;page&quot;:&quot;1-9&quot;,&quot;source&quot;:&quot;IEEE Xplore&quot;,&quot;title&quot;:&quot;Going deeper with convolutions&quot;,&quot;URL&quot;:&quot;https://ieeexplore.ieee.org/document/7298594/&quot;,&quot;author&quot;:[{&quot;family&quot;:&quot;Szegedy&quot;,&quot;given&quot;:&quot;Christian&quot;},{&quot;family&quot;:&quot;Liu&quot;,&quot;given&quot;:&quot;Wei&quot;},{&quot;family&quot;:&quot;Jia&quot;,&quot;given&quot;:&quot;Yangqing&quot;},{&quot;family&quot;:&quot;Sermanet&quot;,&quot;given&quot;:&quot;Pierre&quot;},{&quot;family&quot;:&quot;Reed&quot;,&quot;given&quot;:&quot;Scott&quot;},{&quot;family&quot;:&quot;Anguelov&quot;,&quot;given&quot;:&quot;Dragomir&quot;},{&quot;family&quot;:&quot;Erhan&quot;,&quot;given&quot;:&quot;Dumitru&quot;},{&quot;family&quot;:&quot;Vanhoucke&quot;,&quot;given&quot;:&quot;Vincent&quot;},{&quot;family&quot;:&quot;Rabinovich&quot;,&quot;given&quot;:&quot;Andrew&quot;}],&quot;accessed&quot;:{&quot;date-parts&quot;:[[&quot;2025&quot;,8,13]]},&quot;issued&quot;:{&quot;date-parts&quot;:[[&quot;2015&quot;,6]]}}}],&quot;schema&quot;:&quot;https://github.com/citation-style-language/schema/raw/master/csl-citation.json&quot;} RNDjKMxWp7XfO"/></text:p>
            </text:list-item>
            <text:list-item>
              <text:p text:style-name="P3"><text:span text:style-name="T5">ResNet </text:span><text:reference-mark-start text:name="ZOTERO_ITEM CSL_CITATION {&quot;citationID&quot;:&quot;sjPOD0L8&quot;,&quot;properties&quot;:{&quot;formattedCitation&quot;:&quot;[13]&quot;,&quot;plainCitation&quot;:&quot;[13]&quot;,&quot;noteIndex&quot;:0},&quot;citationItems&quot;:[{&quot;id&quot;:51,&quot;uris&quot;:[&quot;http://zotero.org/users/local/FlXyRKaA/items/37DJMN99&quot;],&quot;itemData&quot;:{&quot;id&quot;:51,&quot;type&quot;:&quot;paper-conference&quot;,&quot;abstract&quot;:&quot;Deeper neural networks are more difﬁcult to train. We present a residual learning framework to ease the training of networks that are substantially deeper than those used previously. We explicitly reformulate the layers as learning residual functions with reference to the layer inputs, instead of learning unreferenced functions. We provide comprehensive empirical evidence showing that these residual networks are easier to optimize, and can gain accuracy from considerably increased depth. On the ImageNet dataset we evaluate residual nets with a depth of up to 152 layers—8× deeper than VGG nets [40] but still having lower complexity. An ensemble of these residual nets achieves 3.57% error on the ImageNet test set. This result won the 1st place on the ILSVRC 2015 classiﬁcation task. We also present analysis on CIFAR-10 with 100 and 1000 layers.&quot;,&quot;container-title&quot;:&quot;2016 IEEE Conference on Computer Vision and Pattern Recognition (CVPR)&quot;,&quot;DOI&quot;:&quot;10.1109/CVPR.2016.90&quot;,&quot;event-place&quot;:&quot;Las Vegas, NV, USA&quot;,&quot;event-title&quot;:&quot;2016 IEEE Conference on Computer Vision and Pattern Recognition (CVPR)&quot;,&quot;ISBN&quot;:&quot;978-1-4673-8851-1&quot;,&quot;language&quot;:&quot;en&quot;,&quot;page&quot;:&quot;770-778&quot;,&quot;publisher&quot;:&quot;IEEE&quot;,&quot;publisher-place&quot;:&quot;Las Vegas, NV, USA&quot;,&quot;source&quot;:&quot;DOI.org (Crossref)&quot;,&quot;title&quot;:&quot;Deep Residual Learning for Image Recognition&quot;,&quot;URL&quot;:&quot;http://ieeexplore.ieee.org/document/7780459/&quot;,&quot;author&quot;:[{&quot;family&quot;:&quot;He&quot;,&quot;given&quot;:&quot;Kaiming&quot;},{&quot;family&quot;:&quot;Zhang&quot;,&quot;given&quot;:&quot;Xiangyu&quot;},{&quot;family&quot;:&quot;Ren&quot;,&quot;given&quot;:&quot;Shaoqing&quot;},{&quot;family&quot;:&quot;Sun&quot;,&quot;given&quot;:&quot;Jian&quot;}],&quot;accessed&quot;:{&quot;date-parts&quot;:[[&quot;2025&quot;,8,13]]},&quot;issued&quot;:{&quot;date-parts&quot;:[[&quot;2016&quot;,6]]}}}],&quot;schema&quot;:&quot;https://github.com/citation-style-language/schema/raw/master/csl-citation.json&quot;} RND3OMzyB3wS8"/><text:span text:style-name="T5">[13]</text:span><text:reference-mark-end text:name="ZOTERO_ITEM CSL_CITATION {&quot;citationID&quot;:&quot;sjPOD0L8&quot;,&quot;properties&quot;:{&quot;formattedCitation&quot;:&quot;[13]&quot;,&quot;plainCitation&quot;:&quot;[13]&quot;,&quot;noteIndex&quot;:0},&quot;citationItems&quot;:[{&quot;id&quot;:51,&quot;uris&quot;:[&quot;http://zotero.org/users/local/FlXyRKaA/items/37DJMN99&quot;],&quot;itemData&quot;:{&quot;id&quot;:51,&quot;type&quot;:&quot;paper-conference&quot;,&quot;abstract&quot;:&quot;Deeper neural networks are more difﬁcult to train. We present a residual learning framework to ease the training of networks that are substantially deeper than those used previously. We explicitly reformulate the layers as learning residual functions with reference to the layer inputs, instead of learning unreferenced functions. We provide comprehensive empirical evidence showing that these residual networks are easier to optimize, and can gain accuracy from considerably increased depth. On the ImageNet dataset we evaluate residual nets with a depth of up to 152 layers—8× deeper than VGG nets [40] but still having lower complexity. An ensemble of these residual nets achieves 3.57% error on the ImageNet test set. This result won the 1st place on the ILSVRC 2015 classiﬁcation task. We also present analysis on CIFAR-10 with 100 and 1000 layers.&quot;,&quot;container-title&quot;:&quot;2016 IEEE Conference on Computer Vision and Pattern Recognition (CVPR)&quot;,&quot;DOI&quot;:&quot;10.1109/CVPR.2016.90&quot;,&quot;event-place&quot;:&quot;Las Vegas, NV, USA&quot;,&quot;event-title&quot;:&quot;2016 IEEE Conference on Computer Vision and Pattern Recognition (CVPR)&quot;,&quot;ISBN&quot;:&quot;978-1-4673-8851-1&quot;,&quot;language&quot;:&quot;en&quot;,&quot;page&quot;:&quot;770-778&quot;,&quot;publisher&quot;:&quot;IEEE&quot;,&quot;publisher-place&quot;:&quot;Las Vegas, NV, USA&quot;,&quot;source&quot;:&quot;DOI.org (Crossref)&quot;,&quot;title&quot;:&quot;Deep Residual Learning for Image Recognition&quot;,&quot;URL&quot;:&quot;http://ieeexplore.ieee.org/document/7780459/&quot;,&quot;author&quot;:[{&quot;family&quot;:&quot;He&quot;,&quot;given&quot;:&quot;Kaiming&quot;},{&quot;family&quot;:&quot;Zhang&quot;,&quot;given&quot;:&quot;Xiangyu&quot;},{&quot;family&quot;:&quot;Ren&quot;,&quot;given&quot;:&quot;Shaoqing&quot;},{&quot;family&quot;:&quot;Sun&quot;,&quot;given&quot;:&quot;Jian&quot;}],&quot;accessed&quot;:{&quot;date-parts&quot;:[[&quot;2025&quot;,8,13]]},&quot;issued&quot;:{&quot;date-parts&quot;:[[&quot;2016&quot;,6]]}}}],&quot;schema&quot;:&quot;https://github.com/citation-style-language/schema/raw/master/csl-citation.json&quot;} RND3OMzyB3wS8"/></text:p>
            </text:list-item>
            <text:list-item>
              <text:p text:style-name="P3"><text:span text:style-name="T5">SqueezeNet </text:span><text:reference-mark-start text:name="ZOTERO_ITEM CSL_CITATION {&quot;citationID&quot;:&quot;KfMlduTT&quot;,&quot;properties&quot;:{&quot;formattedCitation&quot;:&quot;[14]&quot;,&quot;plainCitation&quot;:&quot;[14]&quot;,&quot;noteIndex&quot;:0},&quot;citationItems&quot;:[{&quot;id&quot;:59,&quot;uris&quot;:[&quot;http://zotero.org/users/local/FlXyRKaA/items/ENC2E2VE&quot;],&quot;itemData&quot;:{&quot;id&quot;:59,&quot;type&quot;:&quot;article&quot;,&quot;abstract&quot;:&quot;Recent research on deep convolutional neural networks (CNNs) has focused primarily on improving accuracy. For a given accuracy level, it is typically possible to identify multiple CNN architectures that achieve that accuracy level. With equivalent accuracy, smaller CNN architectures offer at least three advantages: (1) Smaller CNNs require less communication across servers during distributed training. (2) Smaller CNNs require less bandwidth to export a new model from the cloud to an autonomous car. (3) Smaller CNNs are more feasible to deploy on FPGAs and other hardware with limited memory. To provide all of these advantages, we propose a small CNN architecture called SqueezeNet. SqueezeNet achieves AlexNet-level accuracy on ImageNet with 50x fewer parameters. Additionally, with model compression techniques, we are able to compress SqueezeNet to less than 0.5MB (510× smaller than AlexNet).&quot;,&quot;DOI&quot;:&quot;10.48550/arXiv.1602.07360&quot;,&quot;language&quot;:&quot;en&quot;,&quot;note&quot;:&quot;arXiv:1602.07360 [cs]&quot;,&quot;number&quot;:&quot;arXiv:1602.07360&quot;,&quot;publisher&quot;:&quot;arXiv&quot;,&quot;source&quot;:&quot;arXiv.org&quot;,&quot;title&quot;:&quot;SqueezeNet: AlexNet-level accuracy with 50x fewer parameters and &lt;0.5MB model size&quot;,&quot;title-short&quot;:&quot;SqueezeNet&quot;,&quot;URL&quot;:&quot;http://arxiv.org/abs/1602.07360&quot;,&quot;author&quot;:[{&quot;family&quot;:&quot;Iandola&quot;,&quot;given&quot;:&quot;Forrest N.&quot;},{&quot;family&quot;:&quot;Han&quot;,&quot;given&quot;:&quot;Song&quot;},{&quot;family&quot;:&quot;Moskewicz&quot;,&quot;given&quot;:&quot;Matthew W.&quot;},{&quot;family&quot;:&quot;Ashraf&quot;,&quot;given&quot;:&quot;Khalid&quot;},{&quot;family&quot;:&quot;Dally&quot;,&quot;given&quot;:&quot;William J.&quot;},{&quot;family&quot;:&quot;Keutzer&quot;,&quot;given&quot;:&quot;Kurt&quot;}],&quot;accessed&quot;:{&quot;date-parts&quot;:[[&quot;2025&quot;,8,13]]},&quot;issued&quot;:{&quot;date-parts&quot;:[[&quot;2016&quot;,11,4]]}}}],&quot;schema&quot;:&quot;https://github.com/citation-style-language/schema/raw/master/csl-citation.json&quot;} RND6kIapuY7Sf"/><text:span text:style-name="T5">[14]</text:span><text:reference-mark-end text:name="ZOTERO_ITEM CSL_CITATION {&quot;citationID&quot;:&quot;KfMlduTT&quot;,&quot;properties&quot;:{&quot;formattedCitation&quot;:&quot;[14]&quot;,&quot;plainCitation&quot;:&quot;[14]&quot;,&quot;noteIndex&quot;:0},&quot;citationItems&quot;:[{&quot;id&quot;:59,&quot;uris&quot;:[&quot;http://zotero.org/users/local/FlXyRKaA/items/ENC2E2VE&quot;],&quot;itemData&quot;:{&quot;id&quot;:59,&quot;type&quot;:&quot;article&quot;,&quot;abstract&quot;:&quot;Recent research on deep convolutional neural networks (CNNs) has focused primarily on improving accuracy. For a given accuracy level, it is typically possible to identify multiple CNN architectures that achieve that accuracy level. With equivalent accuracy, smaller CNN architectures offer at least three advantages: (1) Smaller CNNs require less communication across servers during distributed training. (2) Smaller CNNs require less bandwidth to export a new model from the cloud to an autonomous car. (3) Smaller CNNs are more feasible to deploy on FPGAs and other hardware with limited memory. To provide all of these advantages, we propose a small CNN architecture called SqueezeNet. SqueezeNet achieves AlexNet-level accuracy on ImageNet with 50x fewer parameters. Additionally, with model compression techniques, we are able to compress SqueezeNet to less than 0.5MB (510× smaller than AlexNet).&quot;,&quot;DOI&quot;:&quot;10.48550/arXiv.1602.07360&quot;,&quot;language&quot;:&quot;en&quot;,&quot;note&quot;:&quot;arXiv:1602.07360 [cs]&quot;,&quot;number&quot;:&quot;arXiv:1602.07360&quot;,&quot;publisher&quot;:&quot;arXiv&quot;,&quot;source&quot;:&quot;arXiv.org&quot;,&quot;title&quot;:&quot;SqueezeNet: AlexNet-level accuracy with 50x fewer parameters and &lt;0.5MB model size&quot;,&quot;title-short&quot;:&quot;SqueezeNet&quot;,&quot;URL&quot;:&quot;http://arxiv.org/abs/1602.07360&quot;,&quot;author&quot;:[{&quot;family&quot;:&quot;Iandola&quot;,&quot;given&quot;:&quot;Forrest N.&quot;},{&quot;family&quot;:&quot;Han&quot;,&quot;given&quot;:&quot;Song&quot;},{&quot;family&quot;:&quot;Moskewicz&quot;,&quot;given&quot;:&quot;Matthew W.&quot;},{&quot;family&quot;:&quot;Ashraf&quot;,&quot;given&quot;:&quot;Khalid&quot;},{&quot;family&quot;:&quot;Dally&quot;,&quot;given&quot;:&quot;William J.&quot;},{&quot;family&quot;:&quot;Keutzer&quot;,&quot;given&quot;:&quot;Kurt&quot;}],&quot;accessed&quot;:{&quot;date-parts&quot;:[[&quot;2025&quot;,8,13]]},&quot;issued&quot;:{&quot;date-parts&quot;:[[&quot;2016&quot;,11,4]]}}}],&quot;schema&quot;:&quot;https://github.com/citation-style-language/schema/raw/master/csl-citation.json&quot;} RND6kIapuY7Sf"/></text:p>
            </text:list-item>
            <text:list-item>
              <text:p text:style-name="P3"><text:span text:style-name="T5">VGG19 </text:span><text:reference-mark-start text:name="ZOTERO_ITEM CSL_CITATION {&quot;citationID&quot;:&quot;UNuBKq1z&quot;,&quot;properties&quot;:{&quot;formattedCitation&quot;:&quot;[15]&quot;,&quot;plainCitation&quot;:&quot;[15]&quot;,&quot;noteIndex&quot;:0},&quot;citationItems&quot;:[{&quot;id&quot;:19,&quot;uris&quot;:[&quot;http://zotero.org/users/local/FlXyRKaA/items/AHGD2W3K&quot;],&quot;itemData&quot;:{&quot;id&quot;:19,&quot;type&quot;:&quot;article&quot;,&quot;abstract&quot;:&quot;In this work we investigate the effect of the convolutional network depth on its accuracy in the large-scale image recognition setting. Our main contribution is a thorough evaluation of networks of increasing depth using an architecture with very small (3 × 3) convolution ﬁlters, which shows that a signiﬁcant improvement on the prior-art conﬁgurations can be achieved by pushing the depth to 16–19 weight layers. These ﬁndings were the basis of our ImageNet Challenge 2014 submission, where our team secured the ﬁrst and the second places in the localisation and classiﬁcation tracks respectively. We also show that our representations generalise well to other datasets, where they achieve state-of-the-art results. We have made our two best-performing ConvNet models publicly available to facilitate further research on the use of deep visual representations in computer vision.&quot;,&quot;DOI&quot;:&quot;10.48550/arXiv.1409.1556&quot;,&quot;language&quot;:&quot;en&quot;,&quot;note&quot;:&quot;arXiv:1409.1556 [cs]&quot;,&quot;number&quot;:&quot;arXiv:1409.1556&quot;,&quot;publisher&quot;:&quot;arXiv&quot;,&quot;source&quot;:&quot;arXiv.org&quot;,&quot;title&quot;:&quot;Very Deep Convolutional Networks for Large-Scale Image Recognition&quot;,&quot;URL&quot;:&quot;http://arxiv.org/abs/1409.1556&quot;,&quot;author&quot;:[{&quot;family&quot;:&quot;Simonyan&quot;,&quot;given&quot;:&quot;Karen&quot;},{&quot;family&quot;:&quot;Zisserman&quot;,&quot;given&quot;:&quot;Andrew&quot;}],&quot;accessed&quot;:{&quot;date-parts&quot;:[[&quot;2025&quot;,8,6]]},&quot;issued&quot;:{&quot;date-parts&quot;:[[&quot;2015&quot;,4,10]]}}}],&quot;schema&quot;:&quot;https://github.com/citation-style-language/schema/raw/master/csl-citation.json&quot;} RNDLgCtcPP6Y6"/><text:span text:style-name="T5">[15]</text:span><text:reference-mark-end text:name="ZOTERO_ITEM CSL_CITATION {&quot;citationID&quot;:&quot;UNuBKq1z&quot;,&quot;properties&quot;:{&quot;formattedCitation&quot;:&quot;[15]&quot;,&quot;plainCitation&quot;:&quot;[15]&quot;,&quot;noteIndex&quot;:0},&quot;citationItems&quot;:[{&quot;id&quot;:19,&quot;uris&quot;:[&quot;http://zotero.org/users/local/FlXyRKaA/items/AHGD2W3K&quot;],&quot;itemData&quot;:{&quot;id&quot;:19,&quot;type&quot;:&quot;article&quot;,&quot;abstract&quot;:&quot;In this work we investigate the effect of the convolutional network depth on its accuracy in the large-scale image recognition setting. Our main contribution is a thorough evaluation of networks of increasing depth using an architecture with very small (3 × 3) convolution ﬁlters, which shows that a signiﬁcant improvement on the prior-art conﬁgurations can be achieved by pushing the depth to 16–19 weight layers. These ﬁndings were the basis of our ImageNet Challenge 2014 submission, where our team secured the ﬁrst and the second places in the localisation and classiﬁcation tracks respectively. We also show that our representations generalise well to other datasets, where they achieve state-of-the-art results. We have made our two best-performing ConvNet models publicly available to facilitate further research on the use of deep visual representations in computer vision.&quot;,&quot;DOI&quot;:&quot;10.48550/arXiv.1409.1556&quot;,&quot;language&quot;:&quot;en&quot;,&quot;note&quot;:&quot;arXiv:1409.1556 [cs]&quot;,&quot;number&quot;:&quot;arXiv:1409.1556&quot;,&quot;publisher&quot;:&quot;arXiv&quot;,&quot;source&quot;:&quot;arXiv.org&quot;,&quot;title&quot;:&quot;Very Deep Convolutional Networks for Large-Scale Image Recognition&quot;,&quot;URL&quot;:&quot;http://arxiv.org/abs/1409.1556&quot;,&quot;author&quot;:[{&quot;family&quot;:&quot;Simonyan&quot;,&quot;given&quot;:&quot;Karen&quot;},{&quot;family&quot;:&quot;Zisserman&quot;,&quot;given&quot;:&quot;Andrew&quot;}],&quot;accessed&quot;:{&quot;date-parts&quot;:[[&quot;2025&quot;,8,6]]},&quot;issued&quot;:{&quot;date-parts&quot;:[[&quot;2015&quot;,4,10]]}}}],&quot;schema&quot;:&quot;https://github.com/citation-style-language/schema/raw/master/csl-citation.json&quot;} RNDLgCtcPP6Y6"/></text:p>
            </text:list-item>
          </text:list>
        </text:list-item>
        <text:list-item>
          <text:p text:style-name="P3"><text:span text:style-name="T5">ImageNet </text:span><text:reference-mark-start text:name="ZOTERO_ITEM CSL_CITATION {&quot;citationID&quot;:&quot;TP2gpvQg&quot;,&quot;properties&quot;:{&quot;formattedCitation&quot;:&quot;[16]&quot;,&quot;plainCitation&quot;:&quot;[16]&quot;,&quot;noteIndex&quot;:0},&quot;citationItems&quot;:[{&quot;id&quot;:56,&quot;uris&quot;:[&quot;http://zotero.org/users/local/FlXyRKaA/items/TKY6UH69&quot;],&quot;itemData&quot;:{&quot;id&quot;:56,&quot;type&quot;:&quot;paper-conference&quot;,&quot;abstract&quot;:&quot;The explosion of image data on the Internet has the potential to foster more sophisticated and robust models and algorithms to index, retrieve, organize and interact with images and multimedia data. But exactly how such data can be harnessed and organized remains a critical problem. We introduce here a new database called “ImageNet”, a large-scale ontology of images built upon the backbone of the WordNet structure. ImageNet aims to populate the majority of the 80,000 synsets of WordNet with an average of 500–1000 clean and full resolution images. This will result in tens of millions of annotated images organized by the semantic hierarchy of WordNet. This paper offers a detailed analysis of ImageNet in its current state: 12 subtrees with 5247 synsets and 3.2 million images in total. We show that ImageNet is much larger in scale and diversity and much more accurate than the current image datasets. Constructing such a large-scale database is a challenging task. We describe the data collection scheme with Amazon Mechanical Turk. Lastly, we illustrate the usefulness of ImageNet through three simple applications in object recognition, image classification and automatic object clustering. We hope that the scale, accuracy, diversity and hierarchical structure of ImageNet can offer unparalleled opportunities to researchers in the computer vision community and beyond.&quot;,&quot;container-title&quot;:&quot;2009 IEEE Conference on Computer Vision and Pattern Recognition&quot;,&quot;DOI&quot;:&quot;10.1109/CVPR.2009.5206848&quot;,&quot;event-title&quot;:&quot;2009 IEEE Conference on Computer Vision and Pattern Recognition&quot;,&quot;note&quot;:&quot;ISSN: 1063-6919&quot;,&quot;page&quot;:&quot;248-255&quot;,&quot;source&quot;:&quot;IEEE Xplore&quot;,&quot;title&quot;:&quot;ImageNet: A large-scale hierarchical image database&quot;,&quot;title-short&quot;:&quot;ImageNet&quot;,&quot;URL&quot;:&quot;https://ieeexplore.ieee.org/document/5206848/&quot;,&quot;author&quot;:[{&quot;family&quot;:&quot;Deng&quot;,&quot;given&quot;:&quot;Jia&quot;},{&quot;family&quot;:&quot;Dong&quot;,&quot;given&quot;:&quot;Wei&quot;},{&quot;family&quot;:&quot;Socher&quot;,&quot;given&quot;:&quot;Richard&quot;},{&quot;family&quot;:&quot;Li&quot;,&quot;given&quot;:&quot;Li-Jia&quot;},{&quot;family&quot;:&quot;Li&quot;,&quot;given&quot;:&quot;Kai&quot;},{&quot;family&quot;:&quot;Fei-Fei&quot;,&quot;given&quot;:&quot;Li&quot;}],&quot;accessed&quot;:{&quot;date-parts&quot;:[[&quot;2025&quot;,8,13]]},&quot;issued&quot;:{&quot;date-parts&quot;:[[&quot;2009&quot;,6]]}}}],&quot;schema&quot;:&quot;https://github.com/citation-style-language/schema/raw/master/csl-citation.json&quot;} RNDXo3PJLWt9F"/><text:span text:style-name="T5">[16]</text:span><text:reference-mark-end text:name="ZOTERO_ITEM CSL_CITATION {&quot;citationID&quot;:&quot;TP2gpvQg&quot;,&quot;properties&quot;:{&quot;formattedCitation&quot;:&quot;[16]&quot;,&quot;plainCitation&quot;:&quot;[16]&quot;,&quot;noteIndex&quot;:0},&quot;citationItems&quot;:[{&quot;id&quot;:56,&quot;uris&quot;:[&quot;http://zotero.org/users/local/FlXyRKaA/items/TKY6UH69&quot;],&quot;itemData&quot;:{&quot;id&quot;:56,&quot;type&quot;:&quot;paper-conference&quot;,&quot;abstract&quot;:&quot;The explosion of image data on the Internet has the potential to foster more sophisticated and robust models and algorithms to index, retrieve, organize and interact with images and multimedia data. But exactly how such data can be harnessed and organized remains a critical problem. We introduce here a new database called “ImageNet”, a large-scale ontology of images built upon the backbone of the WordNet structure. ImageNet aims to populate the majority of the 80,000 synsets of WordNet with an average of 500–1000 clean and full resolution images. This will result in tens of millions of annotated images organized by the semantic hierarchy of WordNet. This paper offers a detailed analysis of ImageNet in its current state: 12 subtrees with 5247 synsets and 3.2 million images in total. We show that ImageNet is much larger in scale and diversity and much more accurate than the current image datasets. Constructing such a large-scale database is a challenging task. We describe the data collection scheme with Amazon Mechanical Turk. Lastly, we illustrate the usefulness of ImageNet through three simple applications in object recognition, image classification and automatic object clustering. We hope that the scale, accuracy, diversity and hierarchical structure of ImageNet can offer unparalleled opportunities to researchers in the computer vision community and beyond.&quot;,&quot;container-title&quot;:&quot;2009 IEEE Conference on Computer Vision and Pattern Recognition&quot;,&quot;DOI&quot;:&quot;10.1109/CVPR.2009.5206848&quot;,&quot;event-title&quot;:&quot;2009 IEEE Conference on Computer Vision and Pattern Recognition&quot;,&quot;note&quot;:&quot;ISSN: 1063-6919&quot;,&quot;page&quot;:&quot;248-255&quot;,&quot;source&quot;:&quot;IEEE Xplore&quot;,&quot;title&quot;:&quot;ImageNet: A large-scale hierarchical image database&quot;,&quot;title-short&quot;:&quot;ImageNet&quot;,&quot;URL&quot;:&quot;https://ieeexplore.ieee.org/document/5206848/&quot;,&quot;author&quot;:[{&quot;family&quot;:&quot;Deng&quot;,&quot;given&quot;:&quot;Jia&quot;},{&quot;family&quot;:&quot;Dong&quot;,&quot;given&quot;:&quot;Wei&quot;},{&quot;family&quot;:&quot;Socher&quot;,&quot;given&quot;:&quot;Richard&quot;},{&quot;family&quot;:&quot;Li&quot;,&quot;given&quot;:&quot;Li-Jia&quot;},{&quot;family&quot;:&quot;Li&quot;,&quot;given&quot;:&quot;Kai&quot;},{&quot;family&quot;:&quot;Fei-Fei&quot;,&quot;given&quot;:&quot;Li&quot;}],&quot;accessed&quot;:{&quot;date-parts&quot;:[[&quot;2025&quot;,8,13]]},&quot;issued&quot;:{&quot;date-parts&quot;:[[&quot;2009&quot;,6]]}}}],&quot;schema&quot;:&quot;https://github.com/citation-style-language/schema/raw/master/csl-citation.json&quot;} RNDXo3PJLWt9F"/></text:p>
        </text:list-item>
        <text:list-item>
          <text:p text:style-name="P6">Quality Metrics</text:p>
          <text:list>
            <text:list-item>
              <text:p text:style-name="P7">Reference</text:p>
              <text:list>
                <text:list-item>
                  <text:p text:style-name="P3"><text:span text:style-name="T6">PSNR </text:span><text:reference-mark-start text:name="ZOTERO_ITEM CSL_CITATION {&quot;citationID&quot;:&quot;0fkTnChV&quot;,&quot;properties&quot;:{&quot;formattedCitation&quot;:&quot;[17]&quot;,&quot;plainCitation&quot;:&quot;[17]&quot;,&quot;noteIndex&quot;:0},&quot;citationItems&quot;:[{&quot;id&quot;:32,&quot;uris&quot;:[&quot;http://zotero.org/users/local/FlXyRKaA/items/9WJRJT9R&quot;],&quot;itemData&quot;:{&quot;id&quot;:32,&quot;type&quot;:&quot;webpage&quot;,&quot;title&quot;:&quot;peak signal to noise ratio - an overview | ScienceDirect Topics&quot;,&quot;URL&quot;:&quot;https://www.sciencedirect.com/topics/computer-science/peak-signal-to-noise-ratio&quot;,&quot;accessed&quot;:{&quot;date-parts&quot;:[[&quot;2025&quot;,8,13]]}}}],&quot;schema&quot;:&quot;https://github.com/citation-style-language/schema/raw/master/csl-citation.json&quot;} RNDUZQdZEWjGz"/><text:span text:style-name="T6">[17]</text:span><text:reference-mark-end text:name="ZOTERO_ITEM CSL_CITATION {&quot;citationID&quot;:&quot;0fkTnChV&quot;,&quot;properties&quot;:{&quot;formattedCitation&quot;:&quot;[17]&quot;,&quot;plainCitation&quot;:&quot;[17]&quot;,&quot;noteIndex&quot;:0},&quot;citationItems&quot;:[{&quot;id&quot;:32,&quot;uris&quot;:[&quot;http://zotero.org/users/local/FlXyRKaA/items/9WJRJT9R&quot;],&quot;itemData&quot;:{&quot;id&quot;:32,&quot;type&quot;:&quot;webpage&quot;,&quot;title&quot;:&quot;peak signal to noise ratio - an overview | ScienceDirect Topics&quot;,&quot;URL&quot;:&quot;https://www.sciencedirect.com/topics/computer-science/peak-signal-to-noise-ratio&quot;,&quot;accessed&quot;:{&quot;date-parts&quot;:[[&quot;2025&quot;,8,13]]}}}],&quot;schema&quot;:&quot;https://github.com/citation-style-language/schema/raw/master/csl-citation.json&quot;} RNDUZQdZEWjGz"/></text:p>
                </text:list-item>
                <text:list-item>
                  <text:p text:style-name="P3"><text:span text:style-name="T6">FSIM </text:span><text:reference-mark-start text:name="ZOTERO_ITEM CSL_CITATION {&quot;citationID&quot;:&quot;2nqcw2TV&quot;,&quot;properties&quot;:{&quot;formattedCitation&quot;:&quot;[18]&quot;,&quot;plainCitation&quot;:&quot;[18]&quot;,&quot;noteIndex&quot;:0},&quot;citationItems&quot;:[{&quot;id&quot;:24,&quot;uris&quot;:[&quot;http://zotero.org/users/local/FlXyRKaA/items/S7PTK5KK&quot;],&quot;itemData&quot;:{&quot;id&quot;:24,&quot;type&quot;:&quot;article-journal&quot;,&quot;abstract&quot;:&quot;Image quality assessment (IQA) aims to use computational models to measure the image quality consistently with subjective evaluations. The well-known structural similarity index brings IQA from pixel- to structure-based stage. In this paper, a novel feature similarity (FSIM) index for full reference IQA is proposed based on the fact that human visual system (HVS) understands an image mainly according to its low-level features. Specifically, the phase congruency (PC), which is a dimensionless measure of the significance of a local structure, is used as the primary feature in FSIM. Considering that PC is contrast invariant while the contrast information does affect HVS' perception of image quality, the image gradient magnitude (GM) is employed as the secondary feature in FSIM. PC and GM play complementary roles in characterizing the image local quality. After obtaining the local quality map, we use PC again as a weighting function to derive a single quality score. Extensive experiments performed on six benchmark IQA databases demonstrate that FSIM can achieve much higher consistency with the subjective evaluations than state-of-the-art IQA metrics.&quot;,&quot;container-title&quot;:&quot;IEEE Transactions on Image Processing&quot;,&quot;DOI&quot;:&quot;10.1109/TIP.2011.2109730&quot;,&quot;ISSN&quot;:&quot;1941-0042&quot;,&quot;issue&quot;:&quot;8&quot;,&quot;page&quot;:&quot;2378-2386&quot;,&quot;source&quot;:&quot;IEEE Xplore&quot;,&quot;title&quot;:&quot;FSIM: A Feature Similarity Index for Image Quality Assessment&quot;,&quot;title-short&quot;:&quot;FSIM&quot;,&quot;volume&quot;:&quot;20&quot;,&quot;author&quot;:[{&quot;family&quot;:&quot;Zhang&quot;,&quot;given&quot;:&quot;Lin&quot;},{&quot;family&quot;:&quot;Zhang&quot;,&quot;given&quot;:&quot;Lei&quot;},{&quot;family&quot;:&quot;Mou&quot;,&quot;given&quot;:&quot;Xuanqin&quot;},{&quot;family&quot;:&quot;Zhang&quot;,&quot;given&quot;:&quot;David&quot;}],&quot;issued&quot;:{&quot;date-parts&quot;:[[&quot;2011&quot;,8]]}}}],&quot;schema&quot;:&quot;https://github.com/citation-style-language/schema/raw/master/csl-citation.json&quot;} RNDUNUC2NLacS"/><text:span text:style-name="T6">[18]</text:span><text:reference-mark-end text:name="ZOTERO_ITEM CSL_CITATION {&quot;citationID&quot;:&quot;2nqcw2TV&quot;,&quot;properties&quot;:{&quot;formattedCitation&quot;:&quot;[18]&quot;,&quot;plainCitation&quot;:&quot;[18]&quot;,&quot;noteIndex&quot;:0},&quot;citationItems&quot;:[{&quot;id&quot;:24,&quot;uris&quot;:[&quot;http://zotero.org/users/local/FlXyRKaA/items/S7PTK5KK&quot;],&quot;itemData&quot;:{&quot;id&quot;:24,&quot;type&quot;:&quot;article-journal&quot;,&quot;abstract&quot;:&quot;Image quality assessment (IQA) aims to use computational models to measure the image quality consistently with subjective evaluations. The well-known structural similarity index brings IQA from pixel- to structure-based stage. In this paper, a novel feature similarity (FSIM) index for full reference IQA is proposed based on the fact that human visual system (HVS) understands an image mainly according to its low-level features. Specifically, the phase congruency (PC), which is a dimensionless measure of the significance of a local structure, is used as the primary feature in FSIM. Considering that PC is contrast invariant while the contrast information does affect HVS' perception of image quality, the image gradient magnitude (GM) is employed as the secondary feature in FSIM. PC and GM play complementary roles in characterizing the image local quality. After obtaining the local quality map, we use PC again as a weighting function to derive a single quality score. Extensive experiments performed on six benchmark IQA databases demonstrate that FSIM can achieve much higher consistency with the subjective evaluations than state-of-the-art IQA metrics.&quot;,&quot;container-title&quot;:&quot;IEEE Transactions on Image Processing&quot;,&quot;DOI&quot;:&quot;10.1109/TIP.2011.2109730&quot;,&quot;ISSN&quot;:&quot;1941-0042&quot;,&quot;issue&quot;:&quot;8&quot;,&quot;page&quot;:&quot;2378-2386&quot;,&quot;source&quot;:&quot;IEEE Xplore&quot;,&quot;title&quot;:&quot;FSIM: A Feature Similarity Index for Image Quality Assessment&quot;,&quot;title-short&quot;:&quot;FSIM&quot;,&quot;volume&quot;:&quot;20&quot;,&quot;author&quot;:[{&quot;family&quot;:&quot;Zhang&quot;,&quot;given&quot;:&quot;Lin&quot;},{&quot;family&quot;:&quot;Zhang&quot;,&quot;given&quot;:&quot;Lei&quot;},{&quot;family&quot;:&quot;Mou&quot;,&quot;given&quot;:&quot;Xuanqin&quot;},{&quot;family&quot;:&quot;Zhang&quot;,&quot;given&quot;:&quot;David&quot;}],&quot;issued&quot;:{&quot;date-parts&quot;:[[&quot;2011&quot;,8]]}}}],&quot;schema&quot;:&quot;https://github.com/citation-style-language/schema/raw/master/csl-citation.json&quot;} RNDUNUC2NLacS"/></text:p>
                </text:list-item>
                <text:list-item>
                  <text:p text:style-name="P3"><text:span text:style-name="T6">LPIPS </text:span><text:reference-mark-start text:name="ZOTERO_ITEM CSL_CITATION {&quot;citationID&quot;:&quot;g1Eao6Vv&quot;,&quot;properties&quot;:{&quot;formattedCitation&quot;:&quot;[19]&quot;,&quot;plainCitation&quot;:&quot;[19]&quot;,&quot;noteIndex&quot;:0},&quot;citationItems&quot;:[{&quot;id&quot;:27,&quot;uris&quot;:[&quot;http://zotero.org/users/local/FlXyRKaA/items/E8HUHPYH&quot;],&quot;itemData&quot;:{&quot;id&quot;:27,&quot;type&quot;:&quot;article&quot;,&quot;abstract&quot;:&quot;While it is nearly effortless for humans to quickly assess the perceptual similarity between two images, the underlying processes are thought to be quite complex. Despite this, the most widely used perceptual metrics today, such as PSNR and SSIM, are simple, shallow functions, and fail to account for many nuances of human perception. Recently, the deep learning community has found that features of the VGG network trained on ImageNet classiﬁcation has been remarkably useful as a training loss for image synthesis. But how perceptual are these so-called “perceptual losses”? What elements are critical for their success? To answer these questions, we introduce a new dataset of human perceptual similarity judgments. We systematically evaluate deep features across different architectures and tasks and compare them with classic metrics. We ﬁnd that deep features outperform all previous metrics by large margins on our dataset. More surprisingly, this result is not restricted to ImageNet-trained VGG features, but holds across different deep architectures and levels of supervision (supervised, self-supervised, or even unsupervised). Our results suggest that perceptual similarity is an emergent property shared across deep visual representations.&quot;,&quot;DOI&quot;:&quot;10.48550/arXiv.1801.03924&quot;,&quot;language&quot;:&quot;en&quot;,&quot;note&quot;:&quot;arXiv:1801.03924 [cs]&quot;,&quot;number&quot;:&quot;arXiv:1801.03924&quot;,&quot;publisher&quot;:&quot;arXiv&quot;,&quot;source&quot;:&quot;arXiv.org&quot;,&quot;title&quot;:&quot;The Unreasonable Effectiveness of Deep Features as a Perceptual Metric&quot;,&quot;URL&quot;:&quot;http://arxiv.org/abs/1801.03924&quot;,&quot;author&quot;:[{&quot;family&quot;:&quot;Zhang&quot;,&quot;given&quot;:&quot;Richard&quot;},{&quot;family&quot;:&quot;Isola&quot;,&quot;given&quot;:&quot;Phillip&quot;},{&quot;family&quot;:&quot;Efros&quot;,&quot;given&quot;:&quot;Alexei A.&quot;},{&quot;family&quot;:&quot;Shechtman&quot;,&quot;given&quot;:&quot;Eli&quot;},{&quot;family&quot;:&quot;Wang&quot;,&quot;given&quot;:&quot;Oliver&quot;}],&quot;accessed&quot;:{&quot;date-parts&quot;:[[&quot;2025&quot;,8,13]]},&quot;issued&quot;:{&quot;date-parts&quot;:[[&quot;2018&quot;,4,10]]}}}],&quot;schema&quot;:&quot;https://github.com/citation-style-language/schema/raw/master/csl-citation.json&quot;} RNDbRRk8AlucD"/><text:span text:style-name="T6">[19]</text:span><text:reference-mark-end text:name="ZOTERO_ITEM CSL_CITATION {&quot;citationID&quot;:&quot;g1Eao6Vv&quot;,&quot;properties&quot;:{&quot;formattedCitation&quot;:&quot;[19]&quot;,&quot;plainCitation&quot;:&quot;[19]&quot;,&quot;noteIndex&quot;:0},&quot;citationItems&quot;:[{&quot;id&quot;:27,&quot;uris&quot;:[&quot;http://zotero.org/users/local/FlXyRKaA/items/E8HUHPYH&quot;],&quot;itemData&quot;:{&quot;id&quot;:27,&quot;type&quot;:&quot;article&quot;,&quot;abstract&quot;:&quot;While it is nearly effortless for humans to quickly assess the perceptual similarity between two images, the underlying processes are thought to be quite complex. Despite this, the most widely used perceptual metrics today, such as PSNR and SSIM, are simple, shallow functions, and fail to account for many nuances of human perception. Recently, the deep learning community has found that features of the VGG network trained on ImageNet classiﬁcation has been remarkably useful as a training loss for image synthesis. But how perceptual are these so-called “perceptual losses”? What elements are critical for their success? To answer these questions, we introduce a new dataset of human perceptual similarity judgments. We systematically evaluate deep features across different architectures and tasks and compare them with classic metrics. We ﬁnd that deep features outperform all previous metrics by large margins on our dataset. More surprisingly, this result is not restricted to ImageNet-trained VGG features, but holds across different deep architectures and levels of supervision (supervised, self-supervised, or even unsupervised). Our results suggest that perceptual similarity is an emergent property shared across deep visual representations.&quot;,&quot;DOI&quot;:&quot;10.48550/arXiv.1801.03924&quot;,&quot;language&quot;:&quot;en&quot;,&quot;note&quot;:&quot;arXiv:1801.03924 [cs]&quot;,&quot;number&quot;:&quot;arXiv:1801.03924&quot;,&quot;publisher&quot;:&quot;arXiv&quot;,&quot;source&quot;:&quot;arXiv.org&quot;,&quot;title&quot;:&quot;The Unreasonable Effectiveness of Deep Features as a Perceptual Metric&quot;,&quot;URL&quot;:&quot;http://arxiv.org/abs/1801.03924&quot;,&quot;author&quot;:[{&quot;family&quot;:&quot;Zhang&quot;,&quot;given&quot;:&quot;Richard&quot;},{&quot;family&quot;:&quot;Isola&quot;,&quot;given&quot;:&quot;Phillip&quot;},{&quot;family&quot;:&quot;Efros&quot;,&quot;given&quot;:&quot;Alexei A.&quot;},{&quot;family&quot;:&quot;Shechtman&quot;,&quot;given&quot;:&quot;Eli&quot;},{&quot;family&quot;:&quot;Wang&quot;,&quot;given&quot;:&quot;Oliver&quot;}],&quot;accessed&quot;:{&quot;date-parts&quot;:[[&quot;2025&quot;,8,13]]},&quot;issued&quot;:{&quot;date-parts&quot;:[[&quot;2018&quot;,4,10]]}}}],&quot;schema&quot;:&quot;https://github.com/citation-style-language/schema/raw/master/csl-citation.json&quot;} RNDbRRk8AlucD"/></text:p>
                </text:list-item>
                <text:list-item>
                  <text:p text:style-name="P3"><text:span text:style-name="T6">SSIM </text:span><text:reference-mark-start text:name="ZOTERO_ITEM CSL_CITATION {&quot;citationID&quot;:&quot;LHKazYNg&quot;,&quot;properties&quot;:{&quot;formattedCitation&quot;:&quot;[20]&quot;,&quot;plainCitation&quot;:&quot;[20]&quot;,&quot;noteIndex&quot;:0},&quot;citationItems&quot;:[{&quot;id&quot;:5,&quot;uris&quot;:[&quot;http://zotero.org/users/local/FlXyRKaA/items/JYAYPGFJ&quot;],&quot;itemData&quot;:{&quot;id&quot;:5,&quot;type&quot;:&quot;article-journal&quot;,&quot;abstract&quot;:&quot;Objective methods for assessing perceptual image quality traditionally attempted to quantify the visibility of errors (differences) between a distorted image and a reference image using a variety of known properties of the human visual system. Under the assumption that human visual perception is highly adapted for extracting structural information from a scene, we introduce an alternative complementary framework for quality assessment based on the degradation of structural information. As a specific example of this concept, we develop a structural similarity index and demonstrate its promise through a set of intuitive examples, as well as comparison to both subjective ratings and state-of-the-art objective methods on a database of images compressed with JPEG and JPEG2000. A MATLAB implementation of the proposed algorithm is available online at http://www.cns.nyu.edu//spl sim/lcv/ssim/.&quot;,&quot;container-title&quot;:&quot;IEEE Transactions on Image Processing&quot;,&quot;DOI&quot;:&quot;10.1109/TIP.2003.819861&quot;,&quot;ISSN&quot;:&quot;1941-0042&quot;,&quot;issue&quot;:&quot;4&quot;,&quot;page&quot;:&quot;600-612&quot;,&quot;source&quot;:&quot;IEEE Xplore&quot;,&quot;title&quot;:&quot;Image quality assessment: from error visibility to structural similarity&quot;,&quot;title-short&quot;:&quot;Image quality assessment&quot;,&quot;volume&quot;:&quot;13&quot;,&quot;author&quot;:[{&quot;family&quot;:&quot;Wang&quot;,&quot;given&quot;:&quot;Zhou&quot;},{&quot;family&quot;:&quot;Bovik&quot;,&quot;given&quot;:&quot;A.C.&quot;},{&quot;family&quot;:&quot;Sheikh&quot;,&quot;given&quot;:&quot;H.R.&quot;},{&quot;family&quot;:&quot;Simoncelli&quot;,&quot;given&quot;:&quot;E.P.&quot;}],&quot;issued&quot;:{&quot;date-parts&quot;:[[&quot;2004&quot;,4]]}}}],&quot;schema&quot;:&quot;https://github.com/citation-style-language/schema/raw/master/csl-citation.json&quot;} RND3GMibyqHIN"/><text:span text:style-name="T6">[20]</text:span><text:reference-mark-end text:name="ZOTERO_ITEM CSL_CITATION {&quot;citationID&quot;:&quot;LHKazYNg&quot;,&quot;properties&quot;:{&quot;formattedCitation&quot;:&quot;[20]&quot;,&quot;plainCitation&quot;:&quot;[20]&quot;,&quot;noteIndex&quot;:0},&quot;citationItems&quot;:[{&quot;id&quot;:5,&quot;uris&quot;:[&quot;http://zotero.org/users/local/FlXyRKaA/items/JYAYPGFJ&quot;],&quot;itemData&quot;:{&quot;id&quot;:5,&quot;type&quot;:&quot;article-journal&quot;,&quot;abstract&quot;:&quot;Objective methods for assessing perceptual image quality traditionally attempted to quantify the visibility of errors (differences) between a distorted image and a reference image using a variety of known properties of the human visual system. Under the assumption that human visual perception is highly adapted for extracting structural information from a scene, we introduce an alternative complementary framework for quality assessment based on the degradation of structural information. As a specific example of this concept, we develop a structural similarity index and demonstrate its promise through a set of intuitive examples, as well as comparison to both subjective ratings and state-of-the-art objective methods on a database of images compressed with JPEG and JPEG2000. A MATLAB implementation of the proposed algorithm is available online at http://www.cns.nyu.edu//spl sim/lcv/ssim/.&quot;,&quot;container-title&quot;:&quot;IEEE Transactions on Image Processing&quot;,&quot;DOI&quot;:&quot;10.1109/TIP.2003.819861&quot;,&quot;ISSN&quot;:&quot;1941-0042&quot;,&quot;issue&quot;:&quot;4&quot;,&quot;page&quot;:&quot;600-612&quot;,&quot;source&quot;:&quot;IEEE Xplore&quot;,&quot;title&quot;:&quot;Image quality assessment: from error visibility to structural similarity&quot;,&quot;title-short&quot;:&quot;Image quality assessment&quot;,&quot;volume&quot;:&quot;13&quot;,&quot;author&quot;:[{&quot;family&quot;:&quot;Wang&quot;,&quot;given&quot;:&quot;Zhou&quot;},{&quot;family&quot;:&quot;Bovik&quot;,&quot;given&quot;:&quot;A.C.&quot;},{&quot;family&quot;:&quot;Sheikh&quot;,&quot;given&quot;:&quot;H.R.&quot;},{&quot;family&quot;:&quot;Simoncelli&quot;,&quot;given&quot;:&quot;E.P.&quot;}],&quot;issued&quot;:{&quot;date-parts&quot;:[[&quot;2004&quot;,4]]}}}],&quot;schema&quot;:&quot;https://github.com/citation-style-language/schema/raw/master/csl-citation.json&quot;} RND3GMibyqHIN"/></text:p>
                </text:list-item>
              </text:list>
            </text:list-item>
            <text:list-item>
              <text:p text:style-name="P7">No Reference</text:p>
            </text:list-item>
            <text:list-item>
              <text:p text:style-name="P3"><text:span text:style-name="T6">BRISQUE </text:span><text:reference-mark-start text:name="ZOTERO_ITEM CSL_CITATION {&quot;citationID&quot;:&quot;Vl87N6rB&quot;,&quot;properties&quot;:{&quot;formattedCitation&quot;:&quot;[21]&quot;,&quot;plainCitation&quot;:&quot;[21]&quot;,&quot;noteIndex&quot;:0},&quot;citationItems&quot;:[{&quot;id&quot;:9,&quot;uris&quot;:[&quot;http://zotero.org/users/local/FlXyRKaA/items/7DVQC9HJ&quot;],&quot;itemData&quot;:{&quot;id&quot;:9,&quot;type&quot;:&quot;article-journal&quot;,&quot;abstract&quot;:&quot;We propose a natural scene statistic-based distortion-generic blind/no-reference (NR) image quality assessment (IQA) model that operates in the spatial domain. The new model, dubbed blind/referenceless image spatial quality evaluator (BRISQUE) does not compute distortion-specific features, such as ringing, blur, or blocking, but instead uses scene statistics of locally normalized luminance coefficients to quantify possible losses of “naturalness” in the image due to the presence of distortions, thereby leading to a holistic measure of quality. The underlying features used derive from the empirical distribution of locally normalized luminances and products of locally normalized luminances under a spatial natural scene statistic model. No transformation to another coordinate frame (DCT, wavelet, etc.) is required, distinguishing it from prior NR IQA approaches. Despite its simplicity, we are able to show that BRISQUE is statistically better than the full-reference peak signal-to-noise ratio and the structural similarity index, and is highly competitive with respect to all present-day distortion-generic NR IQA algorithms. BRISQUE has very low computational complexity, making it well suited for real time applications. BRISQUE features may be used for distortion-identification as well. To illustrate a new practical application of BRISQUE, we describe how a nonblind image denoising algorithm can be augmented with BRISQUE in order to perform blind image denoising. Results show that BRISQUE augmentation leads to performance improvements over state-of-the-art methods. A software release of BRISQUE is available online: http://live.ece.utexas.edu/research/quality/BRISQUE_release.zip for public use and evaluation.&quot;,&quot;container-title&quot;:&quot;IEEE Transactions on Image Processing&quot;,&quot;DOI&quot;:&quot;10.1109/TIP.2012.2214050&quot;,&quot;ISSN&quot;:&quot;1941-0042&quot;,&quot;issue&quot;:&quot;12&quot;,&quot;page&quot;:&quot;4695-4708&quot;,&quot;source&quot;:&quot;IEEE Xplore&quot;,&quot;title&quot;:&quot;No-Reference Image Quality Assessment in the Spatial Domain&quot;,&quot;volume&quot;:&quot;21&quot;,&quot;author&quot;:[{&quot;family&quot;:&quot;Mittal&quot;,&quot;given&quot;:&quot;Anish&quot;},{&quot;family&quot;:&quot;Moorthy&quot;,&quot;given&quot;:&quot;Anush Krishna&quot;},{&quot;family&quot;:&quot;Bovik&quot;,&quot;given&quot;:&quot;Alan Conrad&quot;}],&quot;issued&quot;:{&quot;date-parts&quot;:[[&quot;2012&quot;,12]]}}}],&quot;schema&quot;:&quot;https://github.com/citation-style-language/schema/raw/master/csl-citation.json&quot;} RNDig3Nyum6m4"/><text:span text:style-name="T6">[21]</text:span><text:reference-mark-end text:name="ZOTERO_ITEM CSL_CITATION {&quot;citationID&quot;:&quot;Vl87N6rB&quot;,&quot;properties&quot;:{&quot;formattedCitation&quot;:&quot;[21]&quot;,&quot;plainCitation&quot;:&quot;[21]&quot;,&quot;noteIndex&quot;:0},&quot;citationItems&quot;:[{&quot;id&quot;:9,&quot;uris&quot;:[&quot;http://zotero.org/users/local/FlXyRKaA/items/7DVQC9HJ&quot;],&quot;itemData&quot;:{&quot;id&quot;:9,&quot;type&quot;:&quot;article-journal&quot;,&quot;abstract&quot;:&quot;We propose a natural scene statistic-based distortion-generic blind/no-reference (NR) image quality assessment (IQA) model that operates in the spatial domain. The new model, dubbed blind/referenceless image spatial quality evaluator (BRISQUE) does not compute distortion-specific features, such as ringing, blur, or blocking, but instead uses scene statistics of locally normalized luminance coefficients to quantify possible losses of “naturalness” in the image due to the presence of distortions, thereby leading to a holistic measure of quality. The underlying features used derive from the empirical distribution of locally normalized luminances and products of locally normalized luminances under a spatial natural scene statistic model. No transformation to another coordinate frame (DCT, wavelet, etc.) is required, distinguishing it from prior NR IQA approaches. Despite its simplicity, we are able to show that BRISQUE is statistically better than the full-reference peak signal-to-noise ratio and the structural similarity index, and is highly competitive with respect to all present-day distortion-generic NR IQA algorithms. BRISQUE has very low computational complexity, making it well suited for real time applications. BRISQUE features may be used for distortion-identification as well. To illustrate a new practical application of BRISQUE, we describe how a nonblind image denoising algorithm can be augmented with BRISQUE in order to perform blind image denoising. Results show that BRISQUE augmentation leads to performance improvements over state-of-the-art methods. A software release of BRISQUE is available online: http://live.ece.utexas.edu/research/quality/BRISQUE_release.zip for public use and evaluation.&quot;,&quot;container-title&quot;:&quot;IEEE Transactions on Image Processing&quot;,&quot;DOI&quot;:&quot;10.1109/TIP.2012.2214050&quot;,&quot;ISSN&quot;:&quot;1941-0042&quot;,&quot;issue&quot;:&quot;12&quot;,&quot;page&quot;:&quot;4695-4708&quot;,&quot;source&quot;:&quot;IEEE Xplore&quot;,&quot;title&quot;:&quot;No-Reference Image Quality Assessment in the Spatial Domain&quot;,&quot;volume&quot;:&quot;21&quot;,&quot;author&quot;:[{&quot;family&quot;:&quot;Mittal&quot;,&quot;given&quot;:&quot;Anish&quot;},{&quot;family&quot;:&quot;Moorthy&quot;,&quot;given&quot;:&quot;Anush Krishna&quot;},{&quot;family&quot;:&quot;Bovik&quot;,&quot;given&quot;:&quot;Alan Conrad&quot;}],&quot;issued&quot;:{&quot;date-parts&quot;:[[&quot;2012&quot;,12]]}}}],&quot;schema&quot;:&quot;https://github.com/citation-style-language/schema/raw/master/csl-citation.json&quot;} RNDig3Nyum6m4"/></text:p>
            </text:list-item>
            <text:list-item>
              <text:p text:style-name="P3"><text:span text:style-name="T6">NIQE </text:span><text:reference-mark-start text:name="ZOTERO_ITEM CSL_CITATION {&quot;citationID&quot;:&quot;y9s0y8xk&quot;,&quot;properties&quot;:{&quot;formattedCitation&quot;:&quot;[22]&quot;,&quot;plainCitation&quot;:&quot;[22]&quot;,&quot;noteIndex&quot;:0},&quot;citationItems&quot;:[{&quot;id&quot;:34,&quot;uris&quot;:[&quot;http://zotero.org/users/local/FlXyRKaA/items/AYBGTPGW&quot;],&quot;itemData&quot;:{&quot;id&quot;:34,&quot;type&quot;:&quot;article-journal&quot;,&quot;abstract&quot;:&quot;An important aim of research on the blind image quality assessment (IQA) problem is to devise perceptual models that can predict the quality of distorted images with as little prior knowledge of the images or their distortions as possible. Current state-of-the-art “general purpose” no reference (NR) IQA algorithms require knowledge about anticipated distortions in the form of training examples and corresponding human opinion scores. However we have recently derived a blind IQA model that only makes use of measurable deviations from statistical regularities observed in natural images, without training on human-rated distorted images, and, indeed without any exposure to distorted images. Thus, it is “completely blind.” The new IQA model, which we call the Natural Image Quality Evaluator (NIQE) is based on the construction of a “quality aware” collection of statistical features based on a simple and successful space domain natural scene statistic (NSS) model. These features are derived from a corpus of natural, undistorted images. Experimental results show that the new index delivers performance comparable to top performing NR IQA models that require training on large databases of human opinions of distorted images. A software release is available at http://live.ece.utexas.edu/research/quality/niqe_release.zip.&quot;,&quot;container-title&quot;:&quot;IEEE Signal Processing Letters&quot;,&quot;DOI&quot;:&quot;10.1109/LSP.2012.2227726&quot;,&quot;ISSN&quot;:&quot;1558-2361&quot;,&quot;issue&quot;:&quot;3&quot;,&quot;page&quot;:&quot;209-212&quot;,&quot;source&quot;:&quot;IEEE Xplore&quot;,&quot;title&quot;:&quot;Making a “Completely Blind” Image Quality Analyzer&quot;,&quot;volume&quot;:&quot;20&quot;,&quot;author&quot;:[{&quot;family&quot;:&quot;Mittal&quot;,&quot;given&quot;:&quot;Anish&quot;},{&quot;family&quot;:&quot;Soundararajan&quot;,&quot;given&quot;:&quot;Rajiv&quot;},{&quot;family&quot;:&quot;Bovik&quot;,&quot;given&quot;:&quot;Alan C.&quot;}],&quot;issued&quot;:{&quot;date-parts&quot;:[[&quot;2013&quot;,3]]}}}],&quot;schema&quot;:&quot;https://github.com/citation-style-language/schema/raw/master/csl-citation.json&quot;} RNDWw6KXaqz0j"/><text:span text:style-name="T6">[22]</text:span><text:reference-mark-end text:name="ZOTERO_ITEM CSL_CITATION {&quot;citationID&quot;:&quot;y9s0y8xk&quot;,&quot;properties&quot;:{&quot;formattedCitation&quot;:&quot;[22]&quot;,&quot;plainCitation&quot;:&quot;[22]&quot;,&quot;noteIndex&quot;:0},&quot;citationItems&quot;:[{&quot;id&quot;:34,&quot;uris&quot;:[&quot;http://zotero.org/users/local/FlXyRKaA/items/AYBGTPGW&quot;],&quot;itemData&quot;:{&quot;id&quot;:34,&quot;type&quot;:&quot;article-journal&quot;,&quot;abstract&quot;:&quot;An important aim of research on the blind image quality assessment (IQA) problem is to devise perceptual models that can predict the quality of distorted images with as little prior knowledge of the images or their distortions as possible. Current state-of-the-art “general purpose” no reference (NR) IQA algorithms require knowledge about anticipated distortions in the form of training examples and corresponding human opinion scores. However we have recently derived a blind IQA model that only makes use of measurable deviations from statistical regularities observed in natural images, without training on human-rated distorted images, and, indeed without any exposure to distorted images. Thus, it is “completely blind.” The new IQA model, which we call the Natural Image Quality Evaluator (NIQE) is based on the construction of a “quality aware” collection of statistical features based on a simple and successful space domain natural scene statistic (NSS) model. These features are derived from a corpus of natural, undistorted images. Experimental results show that the new index delivers performance comparable to top performing NR IQA models that require training on large databases of human opinions of distorted images. A software release is available at http://live.ece.utexas.edu/research/quality/niqe_release.zip.&quot;,&quot;container-title&quot;:&quot;IEEE Signal Processing Letters&quot;,&quot;DOI&quot;:&quot;10.1109/LSP.2012.2227726&quot;,&quot;ISSN&quot;:&quot;1558-2361&quot;,&quot;issue&quot;:&quot;3&quot;,&quot;page&quot;:&quot;209-212&quot;,&quot;source&quot;:&quot;IEEE Xplore&quot;,&quot;title&quot;:&quot;Making a “Completely Blind” Image Quality Analyzer&quot;,&quot;volume&quot;:&quot;20&quot;,&quot;author&quot;:[{&quot;family&quot;:&quot;Mittal&quot;,&quot;given&quot;:&quot;Anish&quot;},{&quot;family&quot;:&quot;Soundararajan&quot;,&quot;given&quot;:&quot;Rajiv&quot;},{&quot;family&quot;:&quot;Bovik&quot;,&quot;given&quot;:&quot;Alan C.&quot;}],&quot;issued&quot;:{&quot;date-parts&quot;:[[&quot;2013&quot;,3]]}}}],&quot;schema&quot;:&quot;https://github.com/citation-style-language/schema/raw/master/csl-citation.json&quot;} RNDWw6KXaqz0j"/></text:p>
            </text:list-item>
            <text:list-item>
              <text:p text:style-name="P3"><text:span text:style-name="T6">PIQE </text:span><text:reference-mark-start text:name="ZOTERO_ITEM CSL_CITATION {&quot;citationID&quot;:&quot;D2keQWCc&quot;,&quot;properties&quot;:{&quot;formattedCitation&quot;:&quot;[23]&quot;,&quot;plainCitation&quot;:&quot;[23]&quot;,&quot;noteIndex&quot;:0},&quot;citationItems&quot;:[{&quot;id&quot;:36,&quot;uris&quot;:[&quot;http://zotero.org/users/local/FlXyRKaA/items/3VBG49QQ&quot;],&quot;itemData&quot;:{&quot;id&quot;:36,&quot;type&quot;:&quot;paper-conference&quot;,&quot;abstract&quot;:&quot;This paper proposes a novel no-reference Perception-based Image Quality Evaluator (PIQUE) for real-world imagery. A majority of the existing methods for blind image quality assessment rely on opinion-based supervised learning for quality score prediction. Unlike these methods, we propose an opinion unaware methodology that attempts to quantify distortion without the need for any training data. Our method relies on extracting local features for predicting quality. Additionally, to mimic human behavior, we estimate quality only from perceptually significant spatial regions. Further, the choice of our features enables us to generate a fine-grained block level distortion map. Our algorithm is competitive with the state-of-the-art based on evaluation over several popular datasets including LIVE IQA, TID &amp; CSIQ. Finally, our algorithm has low computational complexity despite working at the block-level.&quot;,&quot;container-title&quot;:&quot;2015 Twenty First National Conference on Communications (NCC)&quot;,&quot;DOI&quot;:&quot;10.1109/NCC.2015.7084843&quot;,&quot;event-title&quot;:&quot;2015 Twenty First National Conference on Communications (NCC)&quot;,&quot;page&quot;:&quot;1-6&quot;,&quot;source&quot;:&quot;IEEE Xplore&quot;,&quot;title&quot;:&quot;Blind image quality evaluation using perception based features&quot;,&quot;URL&quot;:&quot;https://ieeexplore.ieee.org/document/7084843/&quot;,&quot;author&quot;:[{&quot;family&quot;:&quot;N&quot;,&quot;given&quot;:&quot;Venkatanath&quot;},{&quot;family&quot;:&quot;D&quot;,&quot;given&quot;:&quot;Praneeth&quot;},{&quot;family&quot;:&quot;Bh&quot;,&quot;given&quot;:&quot;Maruthi Chandrasekhar&quot;},{&quot;family&quot;:&quot;Channappayya&quot;,&quot;given&quot;:&quot;Sumohana S.&quot;},{&quot;family&quot;:&quot;Medasani&quot;,&quot;given&quot;:&quot;Swarup S.&quot;}],&quot;accessed&quot;:{&quot;date-parts&quot;:[[&quot;2025&quot;,8,13]]},&quot;issued&quot;:{&quot;date-parts&quot;:[[&quot;2015&quot;,2]]}}}],&quot;schema&quot;:&quot;https://github.com/citation-style-language/schema/raw/master/csl-citation.json&quot;} RNDNrb3BiUWQF"/><text:span text:style-name="T6">[23]</text:span><text:reference-mark-end text:name="ZOTERO_ITEM CSL_CITATION {&quot;citationID&quot;:&quot;D2keQWCc&quot;,&quot;properties&quot;:{&quot;formattedCitation&quot;:&quot;[23]&quot;,&quot;plainCitation&quot;:&quot;[23]&quot;,&quot;noteIndex&quot;:0},&quot;citationItems&quot;:[{&quot;id&quot;:36,&quot;uris&quot;:[&quot;http://zotero.org/users/local/FlXyRKaA/items/3VBG49QQ&quot;],&quot;itemData&quot;:{&quot;id&quot;:36,&quot;type&quot;:&quot;paper-conference&quot;,&quot;abstract&quot;:&quot;This paper proposes a novel no-reference Perception-based Image Quality Evaluator (PIQUE) for real-world imagery. A majority of the existing methods for blind image quality assessment rely on opinion-based supervised learning for quality score prediction. Unlike these methods, we propose an opinion unaware methodology that attempts to quantify distortion without the need for any training data. Our method relies on extracting local features for predicting quality. Additionally, to mimic human behavior, we estimate quality only from perceptually significant spatial regions. Further, the choice of our features enables us to generate a fine-grained block level distortion map. Our algorithm is competitive with the state-of-the-art based on evaluation over several popular datasets including LIVE IQA, TID &amp; CSIQ. Finally, our algorithm has low computational complexity despite working at the block-level.&quot;,&quot;container-title&quot;:&quot;2015 Twenty First National Conference on Communications (NCC)&quot;,&quot;DOI&quot;:&quot;10.1109/NCC.2015.7084843&quot;,&quot;event-title&quot;:&quot;2015 Twenty First National Conference on Communications (NCC)&quot;,&quot;page&quot;:&quot;1-6&quot;,&quot;source&quot;:&quot;IEEE Xplore&quot;,&quot;title&quot;:&quot;Blind image quality evaluation using perception based features&quot;,&quot;URL&quot;:&quot;https://ieeexplore.ieee.org/document/7084843/&quot;,&quot;author&quot;:[{&quot;family&quot;:&quot;N&quot;,&quot;given&quot;:&quot;Venkatanath&quot;},{&quot;family&quot;:&quot;D&quot;,&quot;given&quot;:&quot;Praneeth&quot;},{&quot;family&quot;:&quot;Bh&quot;,&quot;given&quot;:&quot;Maruthi Chandrasekhar&quot;},{&quot;family&quot;:&quot;Channappayya&quot;,&quot;given&quot;:&quot;Sumohana S.&quot;},{&quot;family&quot;:&quot;Medasani&quot;,&quot;given&quot;:&quot;Swarup S.&quot;}],&quot;accessed&quot;:{&quot;date-parts&quot;:[[&quot;2025&quot;,8,13]]},&quot;issued&quot;:{&quot;date-parts&quot;:[[&quot;2015&quot;,2]]}}}],&quot;schema&quot;:&quot;https://github.com/citation-style-language/schema/raw/master/csl-citation.json&quot;} RNDNrb3BiUWQF"/></text:p>
            </text:list-item>
          </text:list>
        </text:list-item>
        <text:list-item>
          <text:p text:style-name="P8">Experiment Design</text:p>
          <text:list>
            <text:list-item>
              <text:p text:style-name="P3"><text:span text:style-name="T7">NST </text:span><text:reference-mark-start text:name="ZOTERO_ITEM CSL_CITATION {&quot;citationID&quot;:&quot;B21i06FM&quot;,&quot;properties&quot;:{&quot;formattedCitation&quot;:&quot;[24]&quot;,&quot;plainCitation&quot;:&quot;[24]&quot;,&quot;noteIndex&quot;:0},&quot;citationItems&quot;:[{&quot;id&quot;:22,&quot;uris&quot;:[&quot;http://zotero.org/users/local/FlXyRKaA/items/RMDFVN79&quot;],&quot;itemData&quot;:{&quot;id&quot;:22,&quot;type&quot;:&quot;webpage&quot;,&quot;language&quot;:&quot;en&quot;,&quot;title&quot;:&quot;Neural Transfer Using PyTorch — PyTorch Tutorials 2.8.0+cu128 documentation&quot;,&quot;URL&quot;:&quot;https://pytorch.org/tutorials/advanced/neural_style_tutorial.html, /advanced/neural_style_tutorial.html&quot;,&quot;accessed&quot;:{&quot;date-parts&quot;:[[&quot;2025&quot;,8,7]]}}}],&quot;schema&quot;:&quot;https://github.com/citation-style-language/schema/raw/master/csl-citation.json&quot;} RNDbGSg2Ice7E"/><text:span text:style-name="T7">[24]</text:span><text:reference-mark-end text:name="ZOTERO_ITEM CSL_CITATION {&quot;citationID&quot;:&quot;B21i06FM&quot;,&quot;properties&quot;:{&quot;formattedCitation&quot;:&quot;[24]&quot;,&quot;plainCitation&quot;:&quot;[24]&quot;,&quot;noteIndex&quot;:0},&quot;citationItems&quot;:[{&quot;id&quot;:22,&quot;uris&quot;:[&quot;http://zotero.org/users/local/FlXyRKaA/items/RMDFVN79&quot;],&quot;itemData&quot;:{&quot;id&quot;:22,&quot;type&quot;:&quot;webpage&quot;,&quot;language&quot;:&quot;en&quot;,&quot;title&quot;:&quot;Neural Transfer Using PyTorch — PyTorch Tutorials 2.8.0+cu128 documentation&quot;,&quot;URL&quot;:&quot;https://pytorch.org/tutorials/advanced/neural_style_tutorial.html, /advanced/neural_style_tutorial.html&quot;,&quot;accessed&quot;:{&quot;date-parts&quot;:[[&quot;2025&quot;,8,7]]}}}],&quot;schema&quot;:&quot;https://github.com/citation-style-language/schema/raw/master/csl-citation.json&quot;} RNDbGSg2Ice7E"/></text:p>
            </text:list-item>
            <text:list-item>
              <text:p text:style-name="P3"><text:span text:style-name="T7">PYIQA </text:span><text:reference-mark-start text:name="ZOTERO_ITEM CSL_CITATION {&quot;citationID&quot;:&quot;gdpO4fN0&quot;,&quot;properties&quot;:{&quot;formattedCitation&quot;:&quot;[25]&quot;,&quot;plainCitation&quot;:&quot;[25]&quot;,&quot;noteIndex&quot;:0},&quot;citationItems&quot;:[{&quot;id&quot;:93,&quot;uris&quot;:[&quot;http://zotero.org/users/local/FlXyRKaA/items/SZCD36TF&quot;],&quot;itemData&quot;:{&quot;id&quot;:93,&quot;type&quot;:&quot;software&quot;,&quot;genre&quot;:&quot;Python&quot;,&quot;license&quot;:&quot;OSI Approved :: Apache Software License&quot;,&quot;medium&quot;:&quot;OS Independent&quot;,&quot;source&quot;:&quot;PyPI&quot;,&quot;title&quot;:&quot;pyiqa: PyTorch Toolbox for Image Quality Assessment&quot;,&quot;title-short&quot;:&quot;pyiqa&quot;,&quot;URL&quot;:&quot;https://github.com/chaofengc/IQA-PyTorch&quot;,&quot;version&quot;:&quot;0.1.14.1&quot;,&quot;accessed&quot;:{&quot;date-parts&quot;:[[&quot;2025&quot;,9,4]]}}}],&quot;schema&quot;:&quot;https://github.com/citation-style-language/schema/raw/master/csl-citation.json&quot;} RNDkqXqX328oJ"/><text:span text:style-name="T7">[25]</text:span><text:reference-mark-end text:name="ZOTERO_ITEM CSL_CITATION {&quot;citationID&quot;:&quot;gdpO4fN0&quot;,&quot;properties&quot;:{&quot;formattedCitation&quot;:&quot;[25]&quot;,&quot;plainCitation&quot;:&quot;[25]&quot;,&quot;noteIndex&quot;:0},&quot;citationItems&quot;:[{&quot;id&quot;:93,&quot;uris&quot;:[&quot;http://zotero.org/users/local/FlXyRKaA/items/SZCD36TF&quot;],&quot;itemData&quot;:{&quot;id&quot;:93,&quot;type&quot;:&quot;software&quot;,&quot;genre&quot;:&quot;Python&quot;,&quot;license&quot;:&quot;OSI Approved :: Apache Software License&quot;,&quot;medium&quot;:&quot;OS Independent&quot;,&quot;source&quot;:&quot;PyPI&quot;,&quot;title&quot;:&quot;pyiqa: PyTorch Toolbox for Image Quality Assessment&quot;,&quot;title-short&quot;:&quot;pyiqa&quot;,&quot;URL&quot;:&quot;https://github.com/chaofengc/IQA-PyTorch&quot;,&quot;version&quot;:&quot;0.1.14.1&quot;,&quot;accessed&quot;:{&quot;date-parts&quot;:[[&quot;2025&quot;,9,4]]}}}],&quot;schema&quot;:&quot;https://github.com/citation-style-language/schema/raw/master/csl-citation.json&quot;} RNDkqXqX328oJ"/></text:p>
            </text:list-item>
          </text:list>
        </text:list-item>
        <text:list-item>
          <text:p text:style-name="P9">Can AI Understand Art?</text:p>
          <text:list>
            <text:list-item>
              <text:p text:style-name="P3"><text:span text:style-name="T8">Yeo Can AI Recognize Art? </text:span><text:reference-mark-start text:name="ZOTERO_ITEM CSL_CITATION {&quot;citationID&quot;:&quot;pOgQodnm&quot;,&quot;properties&quot;:{&quot;formattedCitation&quot;:&quot;[26]&quot;,&quot;plainCitation&quot;:&quot;[26]&quot;,&quot;noteIndex&quot;:0},&quot;citationItems&quot;:[{&quot;id&quot;:95,&quot;uris&quot;:[&quot;http://zotero.org/users/local/FlXyRKaA/items/2CYBYGGT&quot;],&quot;itemData&quot;:{&quot;id&quot;:95,&quot;type&quot;:&quot;article&quot;,&quot;abstract&quot;:&quot;This study investigates how artificial intelligence (AI) recognizes style through style transfer-an AI technique that generates a new image by applying the style of one image to another. Despite the considerable interest that style transfer has garnered among researchers, most efforts have focused on enhancing the quality of output images through advanced AI algorithms. In this paper, we approach style transfer from an aesthetic perspective, thereby bridging AI techniques and aesthetics. We analyze two style transfer algorithms: one based on convolutional neural networks (CNNs) and the other utilizing recent Transformer models. By comparing the images produced by each, we explore the elements that constitute the style of artworks through an aesthetic analysis of the style transfer results. We then elucidate the limitations of current style transfer techniques. Based on these limitations, we propose potential directions for future research on style transfer techniques.&quot;,&quot;DOI&quot;:&quot;10.48550/arXiv.2504.14272&quot;,&quot;note&quot;:&quot;arXiv:2504.14272 [cs]&quot;,&quot;number&quot;:&quot;arXiv:2504.14272&quot;,&quot;publisher&quot;:&quot;arXiv&quot;,&quot;source&quot;:&quot;arXiv.org&quot;,&quot;title&quot;:&quot;Can AI Recognize the Style of Art? Analyzing Aesthetics through the Lens of Style Transfer&quot;,&quot;title-short&quot;:&quot;Can AI Recognize the Style of Art?&quot;,&quot;URL&quot;:&quot;http://arxiv.org/abs/2504.14272&quot;,&quot;author&quot;:[{&quot;family&quot;:&quot;Yeo&quot;,&quot;given&quot;:&quot;Yunha&quot;},{&quot;family&quot;:&quot;Um&quot;,&quot;given&quot;:&quot;Daeho&quot;}],&quot;accessed&quot;:{&quot;date-parts&quot;:[[&quot;2025&quot;,9,4]]},&quot;issued&quot;:{&quot;date-parts&quot;:[[&quot;2025&quot;,4,19]]}}}],&quot;schema&quot;:&quot;https://github.com/citation-style-language/schema/raw/master/csl-citation.json&quot;} RNDaARSmo3UoF"/><text:span text:style-name="T8">[26]</text:span><text:reference-mark-end text:name="ZOTERO_ITEM CSL_CITATION {&quot;citationID&quot;:&quot;pOgQodnm&quot;,&quot;properties&quot;:{&quot;formattedCitation&quot;:&quot;[26]&quot;,&quot;plainCitation&quot;:&quot;[26]&quot;,&quot;noteIndex&quot;:0},&quot;citationItems&quot;:[{&quot;id&quot;:95,&quot;uris&quot;:[&quot;http://zotero.org/users/local/FlXyRKaA/items/2CYBYGGT&quot;],&quot;itemData&quot;:{&quot;id&quot;:95,&quot;type&quot;:&quot;article&quot;,&quot;abstract&quot;:&quot;This study investigates how artificial intelligence (AI) recognizes style through style transfer-an AI technique that generates a new image by applying the style of one image to another. Despite the considerable interest that style transfer has garnered among researchers, most efforts have focused on enhancing the quality of output images through advanced AI algorithms. In this paper, we approach style transfer from an aesthetic perspective, thereby bridging AI techniques and aesthetics. We analyze two style transfer algorithms: one based on convolutional neural networks (CNNs) and the other utilizing recent Transformer models. By comparing the images produced by each, we explore the elements that constitute the style of artworks through an aesthetic analysis of the style transfer results. We then elucidate the limitations of current style transfer techniques. Based on these limitations, we propose potential directions for future research on style transfer techniques.&quot;,&quot;DOI&quot;:&quot;10.48550/arXiv.2504.14272&quot;,&quot;note&quot;:&quot;arXiv:2504.14272 [cs]&quot;,&quot;number&quot;:&quot;arXiv:2504.14272&quot;,&quot;publisher&quot;:&quot;arXiv&quot;,&quot;source&quot;:&quot;arXiv.org&quot;,&quot;title&quot;:&quot;Can AI Recognize the Style of Art? Analyzing Aesthetics through the Lens of Style Transfer&quot;,&quot;title-short&quot;:&quot;Can AI Recognize the Style of Art?&quot;,&quot;URL&quot;:&quot;http://arxiv.org/abs/2504.14272&quot;,&quot;author&quot;:[{&quot;family&quot;:&quot;Yeo&quot;,&quot;given&quot;:&quot;Yunha&quot;},{&quot;family&quot;:&quot;Um&quot;,&quot;given&quot;:&quot;Daeho&quot;}],&quot;accessed&quot;:{&quot;date-parts&quot;:[[&quot;2025&quot;,9,4]]},&quot;issued&quot;:{&quot;date-parts&quot;:[[&quot;2025&quot;,4,19]]}}}],&quot;schema&quot;:&quot;https://github.com/citation-style-language/schema/raw/master/csl-citation.json&quot;} RNDaARSmo3UoF"/></text:p>
            </text:list-item>
            <text:list-item>
              <text:p text:style-name="P3"><text:span text:style-name="T8">Wright ArtFID</text:span><text:reference-mark-start text:name="ZOTERO_ITEM CSL_CITATION {&quot;citationID&quot;:&quot;P5ApJJ41&quot;,&quot;properties&quot;:{&quot;formattedCitation&quot;:&quot;[27]&quot;,&quot;plainCitation&quot;:&quot;[27]&quot;,&quot;noteIndex&quot;:0},&quot;citationItems&quot;:[{&quot;id&quot;:105,&quot;uris&quot;:[&quot;http://zotero.org/users/local/FlXyRKaA/items/K7ZWENRH&quot;],&quot;itemData&quot;:{&quot;id&quot;:105,&quot;type&quot;:&quot;article&quot;,&quot;abstract&quot;:&quot;The field of neural style transfer has experienced a surge of research exploring different avenues ranging from optimization-based approaches and feed-forward models to meta-learning methods. The developed techniques have not just progressed the field of style transfer, but also led to breakthroughs in other areas of computer vision, such as all of visual synthesis. However, whereas quantitative evaluation and benchmarking have become pillars of computer vision research, the reproducible, quantitative assessment of style transfer models is still lacking. Even in comparison to other fields of visual synthesis, where widely used metrics exist, the quantitative evaluation of style transfer is still lagging behind. To support the automatic comparison of different style transfer approaches and to study their respective strengths and weaknesses, the field would greatly benefit from a quantitative measurement of stylization performance. Therefore, we propose a method to complement the currently mostly qualitative evaluation schemes. We provide extensive evaluations and a large-scale user study to show that the proposed metric strongly coincides with human judgment.&quot;,&quot;DOI&quot;:&quot;10.48550/arXiv.2207.12280&quot;,&quot;note&quot;:&quot;arXiv:2207.12280 [cs]&quot;,&quot;number&quot;:&quot;arXiv:2207.12280&quot;,&quot;publisher&quot;:&quot;arXiv&quot;,&quot;source&quot;:&quot;arXiv.org&quot;,&quot;title&quot;:&quot;ArtFID: Quantitative Evaluation of Neural Style Transfer&quot;,&quot;title-short&quot;:&quot;ArtFID&quot;,&quot;URL&quot;:&quot;http://arxiv.org/abs/2207.12280&quot;,&quot;author&quot;:[{&quot;family&quot;:&quot;Wright&quot;,&quot;given&quot;:&quot;Matthias&quot;},{&quot;family&quot;:&quot;Ommer&quot;,&quot;given&quot;:&quot;Björn&quot;}],&quot;accessed&quot;:{&quot;date-parts&quot;:[[&quot;2025&quot;,9,4]]},&quot;issued&quot;:{&quot;date-parts&quot;:[[&quot;2022&quot;,7,25]]}}}],&quot;schema&quot;:&quot;https://github.com/citation-style-language/schema/raw/master/csl-citation.json&quot;} RNDG1kwIilW3V"/><text:span text:style-name="T8">[27]</text:span><text:reference-mark-end text:name="ZOTERO_ITEM CSL_CITATION {&quot;citationID&quot;:&quot;P5ApJJ41&quot;,&quot;properties&quot;:{&quot;formattedCitation&quot;:&quot;[27]&quot;,&quot;plainCitation&quot;:&quot;[27]&quot;,&quot;noteIndex&quot;:0},&quot;citationItems&quot;:[{&quot;id&quot;:105,&quot;uris&quot;:[&quot;http://zotero.org/users/local/FlXyRKaA/items/K7ZWENRH&quot;],&quot;itemData&quot;:{&quot;id&quot;:105,&quot;type&quot;:&quot;article&quot;,&quot;abstract&quot;:&quot;The field of neural style transfer has experienced a surge of research exploring different avenues ranging from optimization-based approaches and feed-forward models to meta-learning methods. The developed techniques have not just progressed the field of style transfer, but also led to breakthroughs in other areas of computer vision, such as all of visual synthesis. However, whereas quantitative evaluation and benchmarking have become pillars of computer vision research, the reproducible, quantitative assessment of style transfer models is still lacking. Even in comparison to other fields of visual synthesis, where widely used metrics exist, the quantitative evaluation of style transfer is still lagging behind. To support the automatic comparison of different style transfer approaches and to study their respective strengths and weaknesses, the field would greatly benefit from a quantitative measurement of stylization performance. Therefore, we propose a method to complement the currently mostly qualitative evaluation schemes. We provide extensive evaluations and a large-scale user study to show that the proposed metric strongly coincides with human judgment.&quot;,&quot;DOI&quot;:&quot;10.48550/arXiv.2207.12280&quot;,&quot;note&quot;:&quot;arXiv:2207.12280 [cs]&quot;,&quot;number&quot;:&quot;arXiv:2207.12280&quot;,&quot;publisher&quot;:&quot;arXiv&quot;,&quot;source&quot;:&quot;arXiv.org&quot;,&quot;title&quot;:&quot;ArtFID: Quantitative Evaluation of Neural Style Transfer&quot;,&quot;title-short&quot;:&quot;ArtFID&quot;,&quot;URL&quot;:&quot;http://arxiv.org/abs/2207.12280&quot;,&quot;author&quot;:[{&quot;family&quot;:&quot;Wright&quot;,&quot;given&quot;:&quot;Matthias&quot;},{&quot;family&quot;:&quot;Ommer&quot;,&quot;given&quot;:&quot;Björn&quot;}],&quot;accessed&quot;:{&quot;date-parts&quot;:[[&quot;2025&quot;,9,4]]},&quot;issued&quot;:{&quot;date-parts&quot;:[[&quot;2022&quot;,7,25]]}}}],&quot;schema&quot;:&quot;https://github.com/citation-style-language/schema/raw/master/csl-citation.json&quot;} RNDG1kwIilW3V"/></text:p>
            </text:list-item>
            <text:list-item>
              <text:p text:style-name="P3"><text:span text:style-name="T8">Ioanau Evaluating NST </text:span><text:reference-mark-start text:name="ZOTERO_ITEM CSL_CITATION {&quot;citationID&quot;:&quot;nNRHEjJM&quot;,&quot;properties&quot;:{&quot;formattedCitation&quot;:&quot;[28]&quot;,&quot;plainCitation&quot;:&quot;[28]&quot;,&quot;noteIndex&quot;:0},&quot;citationItems&quot;:[{&quot;id&quot;:102,&quot;uris&quot;:[&quot;http://zotero.org/users/local/FlXyRKaA/items/GLDATBYH&quot;],&quot;itemData&quot;:{&quot;id&quot;:102,&quot;type&quot;:&quot;article-journal&quot;,&quot;abstract&quot;:&quot;The field of neural style transfer (NST) has witnessed remarkable progress in the past few years, with approaches being able to synthesize artistic and photorealistic images and videos of exceptional quality. To evaluate such results, a diverse landscape of evaluation methods and metrics is used, including authors' opinions based on side-by-side comparisons, human evaluation studies that quantify the subjective judgements of participants, and a multitude of quantitative computational metrics which objectively assess the different aspects of an algorithm's performance. However, there is no consensus regarding the most suitable and effective evaluation procedure that can guarantee the reliability of the results. In this review, we provide an in-depth analysis of existing evaluation techniques, identify the inconsistencies and limitations of current evaluation methods, and give recommendations for standardized evaluation practices. We believe that the development of a robust evaluation framework will not only enable more meaningful and fairer comparisons among NST methods but will also enhance the comprehension and interpretation of research findings in the field.&quot;,&quot;container-title&quot;:&quot;Computer Graphics Forum&quot;,&quot;DOI&quot;:&quot;10.1111/cgf.15165&quot;,&quot;ISSN&quot;:&quot;1467-8659&quot;,&quot;issue&quot;:&quot;6&quot;,&quot;language&quot;:&quot;en&quot;,&quot;note&quot;:&quot;_eprint: https://onlinelibrary.wiley.com/doi/pdf/10.1111/cgf.15165&quot;,&quot;page&quot;:&quot;e15165&quot;,&quot;source&quot;:&quot;Wiley Online Library&quot;,&quot;title&quot;:&quot;Evaluation in Neural Style Transfer: A Review&quot;,&quot;title-short&quot;:&quot;Evaluation in Neural Style Transfer&quot;,&quot;volume&quot;:&quot;43&quot;,&quot;author&quot;:[{&quot;family&quot;:&quot;Ioannou&quot;,&quot;given&quot;:&quot;Eleftherios&quot;},{&quot;family&quot;:&quot;Maddock&quot;,&quot;given&quot;:&quot;Steve&quot;}],&quot;issued&quot;:{&quot;date-parts&quot;:[[&quot;2024&quot;]]}}}],&quot;schema&quot;:&quot;https://github.com/citation-style-language/schema/raw/master/csl-citation.json&quot;} RNDT62uabvLXZ"/><text:span text:style-name="T8">[28]</text:span><text:reference-mark-end text:name="ZOTERO_ITEM CSL_CITATION {&quot;citationID&quot;:&quot;nNRHEjJM&quot;,&quot;properties&quot;:{&quot;formattedCitation&quot;:&quot;[28]&quot;,&quot;plainCitation&quot;:&quot;[28]&quot;,&quot;noteIndex&quot;:0},&quot;citationItems&quot;:[{&quot;id&quot;:102,&quot;uris&quot;:[&quot;http://zotero.org/users/local/FlXyRKaA/items/GLDATBYH&quot;],&quot;itemData&quot;:{&quot;id&quot;:102,&quot;type&quot;:&quot;article-journal&quot;,&quot;abstract&quot;:&quot;The field of neural style transfer (NST) has witnessed remarkable progress in the past few years, with approaches being able to synthesize artistic and photorealistic images and videos of exceptional quality. To evaluate such results, a diverse landscape of evaluation methods and metrics is used, including authors' opinions based on side-by-side comparisons, human evaluation studies that quantify the subjective judgements of participants, and a multitude of quantitative computational metrics which objectively assess the different aspects of an algorithm's performance. However, there is no consensus regarding the most suitable and effective evaluation procedure that can guarantee the reliability of the results. In this review, we provide an in-depth analysis of existing evaluation techniques, identify the inconsistencies and limitations of current evaluation methods, and give recommendations for standardized evaluation practices. We believe that the development of a robust evaluation framework will not only enable more meaningful and fairer comparisons among NST methods but will also enhance the comprehension and interpretation of research findings in the field.&quot;,&quot;container-title&quot;:&quot;Computer Graphics Forum&quot;,&quot;DOI&quot;:&quot;10.1111/cgf.15165&quot;,&quot;ISSN&quot;:&quot;1467-8659&quot;,&quot;issue&quot;:&quot;6&quot;,&quot;language&quot;:&quot;en&quot;,&quot;note&quot;:&quot;_eprint: https://onlinelibrary.wiley.com/doi/pdf/10.1111/cgf.15165&quot;,&quot;page&quot;:&quot;e15165&quot;,&quot;source&quot;:&quot;Wiley Online Library&quot;,&quot;title&quot;:&quot;Evaluation in Neural Style Transfer: A Review&quot;,&quot;title-short&quot;:&quot;Evaluation in Neural Style Transfer&quot;,&quot;volume&quot;:&quot;43&quot;,&quot;author&quot;:[{&quot;family&quot;:&quot;Ioannou&quot;,&quot;given&quot;:&quot;Eleftherios&quot;},{&quot;family&quot;:&quot;Maddock&quot;,&quot;given&quot;:&quot;Steve&quot;}],&quot;issued&quot;:{&quot;date-parts&quot;:[[&quot;2024&quot;]]}}}],&quot;schema&quot;:&quot;https://github.com/citation-style-language/schema/raw/master/csl-citation.json&quot;} RNDT62uabvLXZ"/></text:p>
            </text:list-item>
            <text:list-item>
              <text:p text:style-name="P3"><text:span text:style-name="T8">Gatys Early further exploring tweaking NST </text:span><text:reference-mark-start text:name="ZOTERO_ITEM CSL_CITATION {&quot;citationID&quot;:&quot;lD2UzqML&quot;,&quot;properties&quot;:{&quot;formattedCitation&quot;:&quot;[29]&quot;,&quot;plainCitation&quot;:&quot;[29]&quot;,&quot;noteIndex&quot;:0},&quot;citationItems&quot;:[{&quot;id&quot;:109,&quot;uris&quot;:[&quot;http://zotero.org/users/local/FlXyRKaA/items/SQRIMVK8&quot;],&quot;itemData&quot;:{&quot;id&quot;:109,&quot;type&quot;:&quot;article&quot;,&quot;abstract&quot;:&quot;Neural Style Transfer has shown very exciting results enabling new forms of image manipulation. Here we extend the existing method to introduce control over spatial location, colour information and across spatial scale. We demonstrate how this enhances the method by allowing high-resolution controlled stylisation and helps to alleviate common failure cases such as applying ground textures to sky regions. Furthermore, by decomposing style into these perceptual factors we enable the combination of style information from multiple sources to generate new, perceptually appealing styles from existing ones. We also describe how these methods can be used to more efficiently produce large size, high-quality stylisation. Finally we show how the introduced control measures can be applied in recent methods for Fast Neural Style Transfer.&quot;,&quot;DOI&quot;:&quot;10.48550/arXiv.1611.07865&quot;,&quot;note&quot;:&quot;arXiv:1611.07865 [cs]&quot;,&quot;number&quot;:&quot;arXiv:1611.07865&quot;,&quot;publisher&quot;:&quot;arXiv&quot;,&quot;source&quot;:&quot;arXiv.org&quot;,&quot;title&quot;:&quot;Controlling Perceptual Factors in Neural Style Transfer&quot;,&quot;URL&quot;:&quot;http://arxiv.org/abs/1611.07865&quot;,&quot;author&quot;:[{&quot;family&quot;:&quot;Gatys&quot;,&quot;given&quot;:&quot;Leon A.&quot;},{&quot;family&quot;:&quot;Ecker&quot;,&quot;given&quot;:&quot;Alexander S.&quot;},{&quot;family&quot;:&quot;Bethge&quot;,&quot;given&quot;:&quot;Matthias&quot;},{&quot;family&quot;:&quot;Hertzmann&quot;,&quot;given&quot;:&quot;Aaron&quot;},{&quot;family&quot;:&quot;Shechtman&quot;,&quot;given&quot;:&quot;Eli&quot;}],&quot;accessed&quot;:{&quot;date-parts&quot;:[[&quot;2025&quot;,9,4]]},&quot;issued&quot;:{&quot;date-parts&quot;:[[&quot;2017&quot;,5,11]]}}}],&quot;schema&quot;:&quot;https://github.com/citation-style-language/schema/raw/master/csl-citation.json&quot;} RNDCin1OOLUWh"/><text:span text:style-name="T8">[29]</text:span><text:reference-mark-end text:name="ZOTERO_ITEM CSL_CITATION {&quot;citationID&quot;:&quot;lD2UzqML&quot;,&quot;properties&quot;:{&quot;formattedCitation&quot;:&quot;[29]&quot;,&quot;plainCitation&quot;:&quot;[29]&quot;,&quot;noteIndex&quot;:0},&quot;citationItems&quot;:[{&quot;id&quot;:109,&quot;uris&quot;:[&quot;http://zotero.org/users/local/FlXyRKaA/items/SQRIMVK8&quot;],&quot;itemData&quot;:{&quot;id&quot;:109,&quot;type&quot;:&quot;article&quot;,&quot;abstract&quot;:&quot;Neural Style Transfer has shown very exciting results enabling new forms of image manipulation. Here we extend the existing method to introduce control over spatial location, colour information and across spatial scale. We demonstrate how this enhances the method by allowing high-resolution controlled stylisation and helps to alleviate common failure cases such as applying ground textures to sky regions. Furthermore, by decomposing style into these perceptual factors we enable the combination of style information from multiple sources to generate new, perceptually appealing styles from existing ones. We also describe how these methods can be used to more efficiently produce large size, high-quality stylisation. Finally we show how the introduced control measures can be applied in recent methods for Fast Neural Style Transfer.&quot;,&quot;DOI&quot;:&quot;10.48550/arXiv.1611.07865&quot;,&quot;note&quot;:&quot;arXiv:1611.07865 [cs]&quot;,&quot;number&quot;:&quot;arXiv:1611.07865&quot;,&quot;publisher&quot;:&quot;arXiv&quot;,&quot;source&quot;:&quot;arXiv.org&quot;,&quot;title&quot;:&quot;Controlling Perceptual Factors in Neural Style Transfer&quot;,&quot;URL&quot;:&quot;http://arxiv.org/abs/1611.07865&quot;,&quot;author&quot;:[{&quot;family&quot;:&quot;Gatys&quot;,&quot;given&quot;:&quot;Leon A.&quot;},{&quot;family&quot;:&quot;Ecker&quot;,&quot;given&quot;:&quot;Alexander S.&quot;},{&quot;family&quot;:&quot;Bethge&quot;,&quot;given&quot;:&quot;Matthias&quot;},{&quot;family&quot;:&quot;Hertzmann&quot;,&quot;given&quot;:&quot;Aaron&quot;},{&quot;family&quot;:&quot;Shechtman&quot;,&quot;given&quot;:&quot;Eli&quot;}],&quot;accessed&quot;:{&quot;date-parts&quot;:[[&quot;2025&quot;,9,4]]},&quot;issued&quot;:{&quot;date-parts&quot;:[[&quot;2017&quot;,5,11]]}}}],&quot;schema&quot;:&quot;https://github.com/citation-style-language/schema/raw/master/csl-citation.json&quot;} RNDCin1OOLUWh"/></text:p>
            </text:list-item>
          </text:list>
        </text:list-item>
        <text:list-item>
          <text:p text:style-name="P9">Conclusions</text:p>
          <text:list>
            <text:list-item>
              <text:p text:style-name="P3"><text:span text:style-name="T8">Tesfaldet A paper using CNNs for texture Synthesis </text:span><text:reference-mark-start text:name="ZOTERO_ITEM CSL_CITATION {&quot;citationID&quot;:&quot;kTf8tsDb&quot;,&quot;properties&quot;:{&quot;formattedCitation&quot;:&quot;[30]&quot;,&quot;plainCitation&quot;:&quot;[30]&quot;,&quot;noteIndex&quot;:0},&quot;citationItems&quot;:[{&quot;id&quot;:72,&quot;uris&quot;:[&quot;http://zotero.org/users/local/FlXyRKaA/items/68ZM8SB4&quot;],&quot;itemData&quot;:{&quot;id&quot;:72,&quot;type&quot;:&quot;paper-conference&quot;,&quot;abstract&quot;:&quot;We introduce a two-stream model for dynamic texture synthesis. Our model is based on pre-trained convolutional networks (ConvNets) that target two independent tasks: (i) object recognition, and (ii) optical flow prediction. Given an input dynamic texture, statistics of filter responses from the object recognition ConvNet encapsulate the per-frame appearance of the input texture, while statistics of filter responses from the optical flow ConvNet model its dynamics. To generate a novel texture, a randomly initialized input sequence is optimized to match the feature statistics from each stream of an example texture. Inspired by recent work on image style transfer and enabled by the two-stream model, we also apply the synthesis approach to combine the texture appearance from one texture with the dynamics of another to generate entirely novel dynamic textures. We show that our approach generates novel, high quality samples that match both the framewise appearance and temporal evolution of input texture. Finally, we quantitatively evaluate our texture synthesis approach with a thorough user study.&quot;,&quot;container-title&quot;:&quot;2018 IEEE/CVF Conference on Computer Vision and Pattern Recognition&quot;,&quot;DOI&quot;:&quot;10.1109/CVPR.2018.00701&quot;,&quot;event-title&quot;:&quot;2018 IEEE/CVF Conference on Computer Vision and Pattern Recognition&quot;,&quot;note&quot;:&quot;ISSN: 2575-7075&quot;,&quot;page&quot;:&quot;6703-6712&quot;,&quot;source&quot;:&quot;IEEE Xplore&quot;,&quot;title&quot;:&quot;Two-Stream Convolutional Networks for Dynamic Texture Synthesis&quot;,&quot;URL&quot;:&quot;https://ieeexplore.ieee.org/document/8578799/&quot;,&quot;author&quot;:[{&quot;family&quot;:&quot;Tesfaldet&quot;,&quot;given&quot;:&quot;Matthew&quot;},{&quot;family&quot;:&quot;Brubaker&quot;,&quot;given&quot;:&quot;Marcus A.&quot;},{&quot;family&quot;:&quot;Derpanis&quot;,&quot;given&quot;:&quot;Konstantinos G.&quot;}],&quot;accessed&quot;:{&quot;date-parts&quot;:[[&quot;2025&quot;,8,26]]},&quot;issued&quot;:{&quot;date-parts&quot;:[[&quot;2018&quot;,6]]}}}],&quot;schema&quot;:&quot;https://github.com/citation-style-language/schema/raw/master/csl-citation.json&quot;} RNDDwbckrR4OU"/><text:span text:style-name="T8">[30]</text:span><text:reference-mark-end text:name="ZOTERO_ITEM CSL_CITATION {&quot;citationID&quot;:&quot;kTf8tsDb&quot;,&quot;properties&quot;:{&quot;formattedCitation&quot;:&quot;[30]&quot;,&quot;plainCitation&quot;:&quot;[30]&quot;,&quot;noteIndex&quot;:0},&quot;citationItems&quot;:[{&quot;id&quot;:72,&quot;uris&quot;:[&quot;http://zotero.org/users/local/FlXyRKaA/items/68ZM8SB4&quot;],&quot;itemData&quot;:{&quot;id&quot;:72,&quot;type&quot;:&quot;paper-conference&quot;,&quot;abstract&quot;:&quot;We introduce a two-stream model for dynamic texture synthesis. Our model is based on pre-trained convolutional networks (ConvNets) that target two independent tasks: (i) object recognition, and (ii) optical flow prediction. Given an input dynamic texture, statistics of filter responses from the object recognition ConvNet encapsulate the per-frame appearance of the input texture, while statistics of filter responses from the optical flow ConvNet model its dynamics. To generate a novel texture, a randomly initialized input sequence is optimized to match the feature statistics from each stream of an example texture. Inspired by recent work on image style transfer and enabled by the two-stream model, we also apply the synthesis approach to combine the texture appearance from one texture with the dynamics of another to generate entirely novel dynamic textures. We show that our approach generates novel, high quality samples that match both the framewise appearance and temporal evolution of input texture. Finally, we quantitatively evaluate our texture synthesis approach with a thorough user study.&quot;,&quot;container-title&quot;:&quot;2018 IEEE/CVF Conference on Computer Vision and Pattern Recognition&quot;,&quot;DOI&quot;:&quot;10.1109/CVPR.2018.00701&quot;,&quot;event-title&quot;:&quot;2018 IEEE/CVF Conference on Computer Vision and Pattern Recognition&quot;,&quot;note&quot;:&quot;ISSN: 2575-7075&quot;,&quot;page&quot;:&quot;6703-6712&quot;,&quot;source&quot;:&quot;IEEE Xplore&quot;,&quot;title&quot;:&quot;Two-Stream Convolutional Networks for Dynamic Texture Synthesis&quot;,&quot;URL&quot;:&quot;https://ieeexplore.ieee.org/document/8578799/&quot;,&quot;author&quot;:[{&quot;family&quot;:&quot;Tesfaldet&quot;,&quot;given&quot;:&quot;Matthew&quot;},{&quot;family&quot;:&quot;Brubaker&quot;,&quot;given&quot;:&quot;Marcus A.&quot;},{&quot;family&quot;:&quot;Derpanis&quot;,&quot;given&quot;:&quot;Konstantinos G.&quot;}],&quot;accessed&quot;:{&quot;date-parts&quot;:[[&quot;2025&quot;,8,26]]},&quot;issued&quot;:{&quot;date-parts&quot;:[[&quot;2018&quot;,6]]}}}],&quot;schema&quot;:&quot;https://github.com/citation-style-language/schema/raw/master/csl-citation.json&quot;} RNDDwbckrR4OU"/></text:p>
            </text:list-item>
            <text:list-item>
              <text:p text:style-name="P3"><text:span text:style-name="T8">Ruta Separating Style from Content </text:span><text:reference-mark-start text:name="ZOTERO_ITEM CSL_CITATION {&quot;citationID&quot;:&quot;Bog6bIYx&quot;,&quot;properties&quot;:{&quot;formattedCitation&quot;:&quot;[31]&quot;,&quot;plainCitation&quot;:&quot;[31]&quot;,&quot;noteIndex&quot;:0},&quot;citationItems&quot;:[{&quot;id&quot;:99,&quot;uris&quot;:[&quot;http://zotero.org/users/local/FlXyRKaA/items/88VQDKY5&quot;],&quot;itemData&quot;:{&quot;id&quot;:99,&quot;type&quot;:&quot;article&quot;,&quot;abstract&quot;:&quot;Representation learning aims to discover individual salient features of a domain in a compact and descriptive form that strongly identifies the unique characteristics of a given sample respective to its domain. Existing works in visual style representation literature have tried to disentangle style from content during training explicitly. A complete separation between these has yet to be fully achieved. Our paper aims to learn a representation of visual artistic style more strongly disentangled from the semantic content depicted in an image. We use Neural Style Transfer (NST) to measure and drive the learning signal and achieve state-of-the-art representation learning on explicitly disentangled metrics. We show that strongly addressing the disentanglement of style and content leads to large gains in style-specific metrics, encoding far less semantic information and achieving state-of-the-art accuracy in downstream multimodal applications.&quot;,&quot;DOI&quot;:&quot;10.48550/arXiv.2304.05755&quot;,&quot;note&quot;:&quot;arXiv:2304.05755 [cs]&quot;,&quot;number&quot;:&quot;arXiv:2304.05755&quot;,&quot;publisher&quot;:&quot;arXiv&quot;,&quot;source&quot;:&quot;arXiv.org&quot;,&quot;title&quot;:&quot;ALADIN-NST: Self-supervised disentangled representation learning of artistic style through Neural Style Transfer&quot;,&quot;title-short&quot;:&quot;ALADIN-NST&quot;,&quot;URL&quot;:&quot;http://arxiv.org/abs/2304.05755&quot;,&quot;author&quot;:[{&quot;family&quot;:&quot;Ruta&quot;,&quot;given&quot;:&quot;Dan&quot;},{&quot;family&quot;:&quot;Tarres&quot;,&quot;given&quot;:&quot;Gemma Canet&quot;},{&quot;family&quot;:&quot;Black&quot;,&quot;given&quot;:&quot;Alexander&quot;},{&quot;family&quot;:&quot;Gilbert&quot;,&quot;given&quot;:&quot;Andrew&quot;},{&quot;family&quot;:&quot;Collomosse&quot;,&quot;given&quot;:&quot;John&quot;}],&quot;accessed&quot;:{&quot;date-parts&quot;:[[&quot;2025&quot;,9,4]]},&quot;issued&quot;:{&quot;date-parts&quot;:[[&quot;2023&quot;,8,17]]}}}],&quot;schema&quot;:&quot;https://github.com/citation-style-language/schema/raw/master/csl-citation.json&quot;} RNDjk1FkCbtUt"/><text:span text:style-name="T8">[31]</text:span><text:reference-mark-end text:name="ZOTERO_ITEM CSL_CITATION {&quot;citationID&quot;:&quot;Bog6bIYx&quot;,&quot;properties&quot;:{&quot;formattedCitation&quot;:&quot;[31]&quot;,&quot;plainCitation&quot;:&quot;[31]&quot;,&quot;noteIndex&quot;:0},&quot;citationItems&quot;:[{&quot;id&quot;:99,&quot;uris&quot;:[&quot;http://zotero.org/users/local/FlXyRKaA/items/88VQDKY5&quot;],&quot;itemData&quot;:{&quot;id&quot;:99,&quot;type&quot;:&quot;article&quot;,&quot;abstract&quot;:&quot;Representation learning aims to discover individual salient features of a domain in a compact and descriptive form that strongly identifies the unique characteristics of a given sample respective to its domain. Existing works in visual style representation literature have tried to disentangle style from content during training explicitly. A complete separation between these has yet to be fully achieved. Our paper aims to learn a representation of visual artistic style more strongly disentangled from the semantic content depicted in an image. We use Neural Style Transfer (NST) to measure and drive the learning signal and achieve state-of-the-art representation learning on explicitly disentangled metrics. We show that strongly addressing the disentanglement of style and content leads to large gains in style-specific metrics, encoding far less semantic information and achieving state-of-the-art accuracy in downstream multimodal applications.&quot;,&quot;DOI&quot;:&quot;10.48550/arXiv.2304.05755&quot;,&quot;note&quot;:&quot;arXiv:2304.05755 [cs]&quot;,&quot;number&quot;:&quot;arXiv:2304.05755&quot;,&quot;publisher&quot;:&quot;arXiv&quot;,&quot;source&quot;:&quot;arXiv.org&quot;,&quot;title&quot;:&quot;ALADIN-NST: Self-supervised disentangled representation learning of artistic style through Neural Style Transfer&quot;,&quot;title-short&quot;:&quot;ALADIN-NST&quot;,&quot;URL&quot;:&quot;http://arxiv.org/abs/2304.05755&quot;,&quot;author&quot;:[{&quot;family&quot;:&quot;Ruta&quot;,&quot;given&quot;:&quot;Dan&quot;},{&quot;family&quot;:&quot;Tarres&quot;,&quot;given&quot;:&quot;Gemma Canet&quot;},{&quot;family&quot;:&quot;Black&quot;,&quot;given&quot;:&quot;Alexander&quot;},{&quot;family&quot;:&quot;Gilbert&quot;,&quot;given&quot;:&quot;Andrew&quot;},{&quot;family&quot;:&quot;Collomosse&quot;,&quot;given&quot;:&quot;John&quot;}],&quot;accessed&quot;:{&quot;date-parts&quot;:[[&quot;2025&quot;,9,4]]},&quot;issued&quot;:{&quot;date-parts&quot;:[[&quot;2023&quot;,8,17]]}}}],&quot;schema&quot;:&quot;https://github.com/citation-style-language/schema/raw/master/csl-citation.json&quot;} RNDjk1FkCbtUt"/></text:p>
            </text:list-item>
          </text:list>
        </text:list-item>
      </text:list>
      <text:p text:style-name="Standard"/>
      <text:p text:style-name="Standard"/>
      <text:p text:style-name="Standard"/>
      <text:p text:style-name="P10">Bibliography</text:p>
      <text:section text:style-name="Sect1" text:name="ZOTERO_BIBL {&quot;uncited&quot;:[],&quot;omitted&quot;:[],&quot;custom&quot;:[]} CSL_BIBLIOGRAPHY RNDsDfdWLIwTU">
        <text:p text:style-name="Bibliography_20_1">[1]<text:tab/>L. A. Gatys, A. S. Ecker, and M. Bethge, “Image Style Transfer Using Convolutional Neural Networks,” in <text:span text:style-name="T9">2016 IEEE Conference on Computer Vision and Pattern Recognition (CVPR)</text:span>, Las Vegas, NV, USA: IEEE, June 2016, pp. 2414–2423. doi: 10.1109/CVPR.2016.265.</text:p>
        <text:p text:style-name="Bibliography_20_1">[2]<text:tab/>A. A. Efros and T. K. Leung, “Texture synthesis by non-parametric sampling,” in <text:span text:style-name="T9">Proceedings of the Seventh IEEE International Conference on Computer Vision</text:span>, Sept. 1999, pp. 1033–1038 vol.2. doi: 10.1109/ICCV.1999.790383.</text:p>
        <text:p text:style-name="Bibliography_20_1">[3]<text:tab/>A. A. Efros and W. T. Freeman, “Image quilting for texture synthesis and transfer,” in <text:span text:style-name="T9">Proceedings of the 28th annual conference on Computer graphics and interactive techniques</text:span>, in SIGGRAPH ’01. New York, NY, USA: Association for Computing Machinery, Aug. 2001, pp. 341–346. doi: 10.1145/383259.383296.</text:p>
        <text:p text:style-name="Bibliography_20_1">[4]<text:tab/>L.-Y. Wei and M. Levoy, “Fast texture synthesis using tree-structured vector quantization,” in <text:span text:style-name="T9">Proceedings of the 27th annual conference on Computer graphics and interactive techniques <text:s/>- SIGGRAPH ’00</text:span>, Not Known: ACM Press, 2000, pp. 479–488. doi: 10.1145/344779.345009.</text:p>
        <text:p text:style-name="Bibliography_20_1">[5]<text:tab/>N. Ashikhmin, “Fast texture transfer,” <text:span text:style-name="T9">IEEE Computer Graphics and Applications</text:span>, vol. 23, no. 4, pp. 38–43, July 2003, doi: 10.1109/MCG.2003.1210863.</text:p>
        <text:p text:style-name="Bibliography_20_1">[6]<text:tab/>L. Gatys, A. S. Ecker, and M. Bethge, “Texture Synthesis Using Convolutional Neural Networks”.</text:p>
        <text:p text:style-name="Bibliography_20_1">[7]<text:tab/>M. Elad and P. Milanfar, “Style Transfer Via Texture Synthesis,” <text:span text:style-name="T9">IEEE Transactions on Image Processing</text:span>, vol. 26, no. 5, pp. 2338–2351, May 2017, doi: 10.1109/TIP.2017.2678168.</text:p>
        <text:p text:style-name="Bibliography_20_1">[8]<text:tab/>S. Ollivier, Y. Gousseau, and S. Lefebvre, “Multispectral Texture Synthesis Using RGB Convolutional Neural Networks,” <text:span text:style-name="T9">IEEE Transactions on Geoscience and Remote Sensing</text:span>, vol. 63, pp. 1–14, 2025, doi: 10.1109/TGRS.2025.3554931.</text:p>
        <text:p text:style-name="Bibliography_20_1">[9]<text:tab/>N. Liu, M. Rogers, H. Cui, W. Liu, X. Li, and P. Delmas, “Deep convolutional neural networks for regular texture recognition,” <text:span text:style-name="T9">PeerJ Computer Science</text:span>, Feb. 2022, doi: 10.7717/peerj-cs.869.</text:p>
        <text:p text:style-name="Bibliography_20_1">[10]<text:tab/>X. Wei, B. Hu, T. Gao, J. Wang, and B. Deng, “Multi-scale convolutional neural network for texture recognition,” <text:span text:style-name="T9">Displays</text:span>, vol. 75, p. 102324, Dec. 2022, doi: 10.1016/j.displa.2022.102324.</text:p>
        <text:p text:style-name="Bibliography_20_1">[11]<text:tab/>G. Huang, Z. Liu, L. van der Maaten, and K. Q. Weinberger, “Densely Connected Convolutional Networks,” Jan. 28, 2018, <text:span text:style-name="T9">arXiv</text:span>: arXiv:1608.06993. doi: 10.48550/arXiv.1608.06993.</text:p>
        <text:p text:style-name="Bibliography_20_1">[12]<text:tab/>C. Szegedy <text:span text:style-name="T9">et al.</text:span>, “Going deeper with convolutions,” in <text:span text:style-name="T9">2015 IEEE Conference on Computer Vision and Pattern Recognition (CVPR)</text:span>, June 2015, pp. 1–9. doi: 10.1109/CVPR.2015.7298594.</text:p>
        <text:p text:style-name="Bibliography_20_1">[13]<text:tab/>K. He, X. Zhang, S. Ren, and J. Sun, “Deep Residual Learning for Image Recognition,” in <text:span text:style-name="T9">2016 IEEE Conference on Computer Vision and Pattern Recognition (CVPR)</text:span>, Las Vegas, NV, USA: IEEE, June 2016, pp. 770–778. doi: 10.1109/CVPR.2016.90.</text:p>
        <text:p text:style-name="Bibliography_20_1">[14]<text:tab/>F. N. Iandola, S. Han, M. W. Moskewicz, K. Ashraf, W. J. Dally, and K. Keutzer, “SqueezeNet: AlexNet-level accuracy with 50x fewer parameters and &lt;0.5MB model size,” Nov. 04, 2016, <text:span text:style-name="T9">arXiv</text:span>: arXiv:1602.07360. doi: 10.48550/arXiv.1602.07360.</text:p>
        <text:p text:style-name="Bibliography_20_1">[15]<text:tab/>K. Simonyan and A. Zisserman, “Very Deep Convolutional Networks for Large-Scale Image Recognition,” Apr. 10, 2015, <text:span text:style-name="T9">arXiv</text:span>: arXiv:1409.1556. doi: 10.48550/arXiv.1409.1556.</text:p>
        <text:p text:style-name="Bibliography_20_1">[16]<text:tab/>J. Deng, W. Dong, R. Socher, L.-J. Li, K. Li, and L. Fei-Fei, “ImageNet: A large-scale hierarchical image database,” in <text:span text:style-name="T9">2009 IEEE Conference on Computer Vision and Pattern Recognition</text:span>, June 2009, pp. 248–255. doi: 10.1109/CVPR.2009.5206848.</text:p>
        <text:p text:style-name="Bibliography_20_1">[17]<text:tab/>“peak signal to noise ratio - an overview | ScienceDirect Topics.” Accessed: Aug. 13, 2025. [Online]. Available: https://www.sciencedirect.com/topics/computer-science/peak-signal-to-noise-ratio</text:p>
        <text:p text:style-name="Bibliography_20_1">[18]<text:tab/>L. Zhang, L. Zhang, X. Mou, and D. Zhang, “FSIM: A Feature Similarity Index for Image Quality Assessment,” <text:span text:style-name="T9">IEEE Transactions on Image Processing</text:span>, vol. 20, no. 8, pp. 2378–2386, Aug. 2011, doi: 10.1109/TIP.2011.2109730.</text:p>
        <text:p text:style-name="Bibliography_20_1"><text:soft-page-break/>[19]<text:tab/>R. Zhang, P. Isola, A. A. Efros, E. Shechtman, and O. Wang, “The Unreasonable Effectiveness of Deep Features as a Perceptual Metric,” Apr. 10, 2018, <text:span text:style-name="T9">arXiv</text:span>: arXiv:1801.03924. doi: 10.48550/arXiv.1801.03924.</text:p>
        <text:p text:style-name="Bibliography_20_1">[20]<text:tab/>Z. Wang, A. C. Bovik, H. R. Sheikh, and E. P. Simoncelli, “Image quality assessment: from error visibility to structural similarity,” <text:span text:style-name="T9">IEEE Transactions on Image Processing</text:span>, vol. 13, no. 4, pp. 600–612, Apr. 2004, doi: 10.1109/TIP.2003.819861.</text:p>
        <text:p text:style-name="Bibliography_20_1">[21]<text:tab/>A. Mittal, A. K. Moorthy, and A. C. Bovik, “No-Reference Image Quality Assessment in the Spatial Domain,” <text:span text:style-name="T9">IEEE Transactions on Image Processing</text:span>, vol. 21, no. 12, pp. 4695–4708, Dec. 2012, doi: 10.1109/TIP.2012.2214050.</text:p>
        <text:p text:style-name="Bibliography_20_1">[22]<text:tab/>A. Mittal, R. Soundararajan, and A. C. Bovik, “Making a ‘Completely Blind’ Image Quality Analyzer,” <text:span text:style-name="T9">IEEE Signal Processing Letters</text:span>, vol. 20, no. 3, pp. 209–212, Mar. 2013, doi: 10.1109/LSP.2012.2227726.</text:p>
        <text:p text:style-name="Bibliography_20_1">[23]<text:tab/>V. N, P. D, M. C. Bh, S. S. Channappayya, and S. S. Medasani, “Blind image quality evaluation using perception based features,” in <text:span text:style-name="T9">2015 Twenty First National Conference on Communications (NCC)</text:span>, Feb. 2015, pp. 1–6. doi: 10.1109/NCC.2015.7084843.</text:p>
        <text:p text:style-name="Bibliography_20_1">[24]<text:tab/>“Neural Transfer Using PyTorch — PyTorch Tutorials 2.8.0+cu128 documentation.” Accessed: Aug. 07, 2025. [Online]. Available: https://pytorch.org/tutorials/advanced/neural_style_tutorial.html, /advanced/neural_style_tutorial.html</text:p>
        <text:p text:style-name="Bibliography_20_1">[25]<text:tab/><text:span text:style-name="T9">pyiqa: PyTorch Toolbox for Image Quality Assessment</text:span>. Python. Accessed: Sept. 04, 2025. [OS Independent]. Available: https://github.com/chaofengc/IQA-PyTorch</text:p>
        <text:p text:style-name="Bibliography_20_1">[26]<text:tab/>Y. Yeo and D. Um, “Can AI Recognize the Style of Art? Analyzing Aesthetics through the Lens of Style Transfer,” Apr. 19, 2025, <text:span text:style-name="T9">arXiv</text:span>: arXiv:2504.14272. doi: 10.48550/arXiv.2504.14272.</text:p>
        <text:p text:style-name="Bibliography_20_1">[27]<text:tab/>M. Wright and B. Ommer, “ArtFID: Quantitative Evaluation of Neural Style Transfer,” July 25, 2022, <text:span text:style-name="T9">arXiv</text:span>: arXiv:2207.12280. doi: 10.48550/arXiv.2207.12280.</text:p>
        <text:p text:style-name="Bibliography_20_1">[28]<text:tab/>E. Ioannou and S. Maddock, “Evaluation in Neural Style Transfer: A Review,” <text:span text:style-name="T9">Computer Graphics Forum</text:span>, vol. 43, no. 6, p. e15165, 2024, doi: 10.1111/cgf.15165.</text:p>
        <text:p text:style-name="Bibliography_20_1">[29]<text:tab/>L. A. Gatys, A. S. Ecker, M. Bethge, A. Hertzmann, and E. Shechtman, “Controlling Perceptual Factors in Neural Style Transfer,” May 11, 2017, <text:span text:style-name="T9">arXiv</text:span>: arXiv:1611.07865. doi: 10.48550/arXiv.1611.07865.</text:p>
        <text:p text:style-name="Bibliography_20_1">[30]<text:tab/>M. Tesfaldet, M. A. Brubaker, and K. G. Derpanis, “Two-Stream Convolutional Networks for Dynamic Texture Synthesis,” in <text:span text:style-name="T9">2018 IEEE/CVF Conference on Computer Vision and Pattern Recognition</text:span>, June 2018, pp. 6703–6712. doi: 10.1109/CVPR.2018.00701.</text:p>
        <text:p text:style-name="Bibliography_20_1">[31]<text:tab/>D. Ruta, G. C. Tarres, A. Black, A. Gilbert, and J. Collomosse, “ALADIN-NST: Self-supervised disentangled representation learning of artistic style through Neural Style Transfer,” Aug. 17, 2023, <text:span text:style-name="T9">arXiv</text:span>: arXiv:2304.05755. doi: 10.48550/arXiv.2304.05755.</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ibliography_20_1" style:display-name="Bibliography 1" style:family="paragraph" style:parent-style-name="Index" style:class="index">
      <style:paragraph-properties fo:margin-left="0.2665in" fo:margin-top="0in" fo:margin-bottom="0in" style:contextual-spacing="false" style:line-height-at-least="0.1665in" fo:text-indent="-0.2665in" style:auto-text-indent="false">
        <style:tab-stops>
          <style:tab-stop style:position="0.2665in"/>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8T13:06:53.979351214</meta:creation-date>
    <dc:date>2025-09-04T14:26:07.746247578</dc:date>
    <meta:editing-duration>PT53M17S</meta:editing-duration>
    <meta:editing-cycles>3</meta:editing-cycles>
    <meta:generator>LibreOffice/25.2.5.2$Linux_X86_64 LibreOffice_project/520$Build-2</meta:generator>
    <meta:document-statistic meta:table-count="0" meta:image-count="0" meta:object-count="0" meta:page-count="3" meta:paragraph-count="76" meta:word-count="1126" meta:character-count="7701" meta:non-whitespace-character-count="6708"/>
    <meta:user-defined meta:name="ZOTERO_PREF_1">&lt;data data-version="3" zotero-version="7.0.24"&gt;&lt;session id="GpwoGII4"/&gt;&lt;style id="http://www.zotero.org/styles/ieee" locale="en-US" hasBibliography="1" bibliographyStyleHasBeenSet="1"/&gt;&lt;prefs&gt;&lt;pref name="fieldType" value="ReferenceMark"/&gt;&lt;/prefs&gt;&lt;/data&gt;</meta:user-defined>
  </office:meta>
</office:document-meta>
</file>